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Bisection method</text:p>
          </table:table-cell>
          <table:covered-table-cell table:number-columns-repeated="3"/>
          <table:table-cell table:number-columns-repeated="5"/>
          <table:table-cell table:style-name="ce2" office:value-type="string" calcext:value-type="string" table:number-columns-spanned="5" table:number-rows-spanned="2">
            <text:p>Newton Raphson Method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number-columns-repeated="4"/>
          <table:table-cell table:number-columns-repeated="5"/>
          <table:covered-table-cell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(A)</text:p>
          </table:table-cell>
          <table:table-cell office:value-type="string" calcext:value-type="string">
            <text:p>F(B)</text:p>
          </table:table-cell>
          <table:table-cell office:value-type="string" calcext:value-type="string">
            <text:p>F©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[.B7]+[.C7])/2" office:value-type="float" office:value="0" calcext:value-type="float">
            <text:p>0</text:p>
          </table:table-cell>
          <table:table-cell table:formula="of:=POWER([.B7];4)-2 * POWER([.B7];3)+ POWER([.B7];2) - 3* [.B7] -3" office:value-type="float" office:value="-6" calcext:value-type="float">
            <text:p>-6</text:p>
          </table:table-cell>
          <table:table-cell table:formula="of:=POWER([.C7];4)- 2 * POWER([.C7];3)+ POWER([.C7];2) - 3* [.C7] -3" office:value-type="float" office:value="4" calcext:value-type="float">
            <text:p>4</text:p>
          </table:table-cell>
          <table:table-cell table:formula="of:=POWER([.D7];4)- 2 * POWER([.D7];3)+ POWER([.D7];2) - 3* [.D7] -3" office:value-type="float" office:value="-3" calcext:value-type="float">
            <text:p>-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L7]-[.N7]" office:value-type="float" office:value="-1" calcext:value-type="float">
            <text:p>-1</text:p>
          </table:table-cell>
          <table:table-cell table:formula="of:=(POWER([.L7];4)-2 * POWER([.L7];3)+ POWER([.L7];2) - 3* [.L7] -3)/(4*POWER([.L7];3)-6 * POWER([.L7];2)+ 2*[.L7] - 3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IF([.G7]&gt;0;[.D7];[.B7])" office:value-type="float" office:value="1" calcext:value-type="float">
            <text:p>1</text:p>
          </table:table-cell>
          <table:table-cell table:formula="of:=IF([.G7]&lt;0;[.D7];[.C7])" office:value-type="float" office:value="0" calcext:value-type="float">
            <text:p>0</text:p>
          </table:table-cell>
          <table:table-cell table:formula="of:=([.B8]+[.C8])/2" office:value-type="float" office:value="0.5" calcext:value-type="float">
            <text:p>0.5</text:p>
          </table:table-cell>
          <table:table-cell table:formula="of:=POWER([.B8];4)-2 * POWER([.B8];3)+ POWER([.B8];2) - 3* [.B8] -3" office:value-type="float" office:value="-6" calcext:value-type="float">
            <text:p>-6</text:p>
          </table:table-cell>
          <table:table-cell table:formula="of:=POWER([.C8];4)- 2 * POWER([.C8];3)+ POWER([.C8];2) - 3* [.C8] -3" office:value-type="float" office:value="-3" calcext:value-type="float">
            <text:p>-3</text:p>
          </table:table-cell>
          <table:table-cell table:formula="of:=POWER([.D8];4)-2 * POWER([.D8];3)+ POWER([.D8];2) - 3* [.D8] -3" office:value-type="float" office:value="-4.4375" calcext:value-type="float">
            <text:p>-4.43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M7]" office:value-type="float" office:value="-1" calcext:value-type="float">
            <text:p>-1</text:p>
          </table:table-cell>
          <table:table-cell table:formula="of:=[.L8]-[.N8]" office:value-type="float" office:value="-0.733333333333333" calcext:value-type="float">
            <text:p>-0.733333333333333</text:p>
          </table:table-cell>
          <table:table-cell table:formula="of:=(POWER([.L8];4)-2 * POWER([.L8];3)+ POWER([.L8];2) - 3* [.L8] -3)/(4*POWER([.L8];3)-6 * POWER([.L8];2)+ 2*[.L8] - 3)" office:value-type="float" office:value="-0.266666666666667" calcext:value-type="float">
            <text:p>-0.266666666666667</text:p>
          </table:table-cell>
          <table:table-cell table:number-columns-repeated="7"/>
        </table:table-row>
        <table:table-row table:style-name="ro1">
          <table:table-cell/>
          <table:table-cell table:formula="of:=IF([.G8]&gt;0;[.D8];[.B8])" office:value-type="float" office:value="1" calcext:value-type="float">
            <text:p>1</text:p>
          </table:table-cell>
          <table:table-cell table:formula="of:=IF([.G8]&lt;0;[.D8];[.C8])" office:value-type="float" office:value="0.5" calcext:value-type="float">
            <text:p>0.5</text:p>
          </table:table-cell>
          <table:table-cell table:formula="of:=([.B9]+[.C9])/2" office:value-type="float" office:value="0.75" calcext:value-type="float">
            <text:p>0.75</text:p>
          </table:table-cell>
          <table:table-cell table:formula="of:=POWER([.B9];4)-2 * POWER([.B9];3)+ POWER([.B9];2) - 3* [.B9] -3" office:value-type="float" office:value="-6" calcext:value-type="float">
            <text:p>-6</text:p>
          </table:table-cell>
          <table:table-cell table:formula="of:=POWER([.C9];4)- 2 * POWER([.C9];3)+ POWER([.C9];2) - 3* [.C9] -3" office:value-type="float" office:value="-4.4375" calcext:value-type="float">
            <text:p>-4.4375</text:p>
          </table:table-cell>
          <table:table-cell table:formula="of:=POWER([.D9];4)-2 * POWER([.D9];3)+ POWER([.D9];2) - 3* [.D9] -3" office:value-type="float" office:value="-5.21484375" calcext:value-type="float">
            <text:p>-5.214843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M8]" office:value-type="float" office:value="-0.733333333333333" calcext:value-type="float">
            <text:p>-0.733333333333333</text:p>
          </table:table-cell>
          <table:table-cell table:formula="of:=[.L9]-[.N9]" office:value-type="float" office:value="-0.645345009428234" calcext:value-type="float">
            <text:p>-0.645345009428234</text:p>
          </table:table-cell>
          <table:table-cell table:formula="of:=(POWER([.L9];4)-2 * POWER([.L9];3)+ POWER([.L9];2) - 3* [.L9] -3)/(4*POWER([.L9];3)-6 * POWER([.L9];2)+ 2*[.L9] - 3)" office:value-type="float" office:value="-0.0879883239050998" calcext:value-type="float">
            <text:p>-0.0879883239051</text:p>
          </table:table-cell>
          <table:table-cell table:number-columns-repeated="7"/>
        </table:table-row>
        <table:table-row table:style-name="ro1">
          <table:table-cell/>
          <table:table-cell table:formula="of:=IF([.G9]&gt;0;[.D9];[.B9])" office:value-type="float" office:value="1" calcext:value-type="float">
            <text:p>1</text:p>
          </table:table-cell>
          <table:table-cell table:formula="of:=IF([.G9]&lt;0;[.D9];[.C9])" office:value-type="float" office:value="0.75" calcext:value-type="float">
            <text:p>0.75</text:p>
          </table:table-cell>
          <table:table-cell table:formula="of:=([.B10]+[.C10])/2" office:value-type="float" office:value="0.875" calcext:value-type="float">
            <text:p>0.875</text:p>
          </table:table-cell>
          <table:table-cell table:formula="of:=POWER([.B10];4)-2 * POWER([.B10];3)+ POWER([.B10];2) - 3* [.B10] -3" office:value-type="float" office:value="-6" calcext:value-type="float">
            <text:p>-6</text:p>
          </table:table-cell>
          <table:table-cell table:formula="of:=POWER([.C10];4)- 2 * POWER([.C10];3)+ POWER([.C10];2) - 3* [.C10] -3" office:value-type="float" office:value="-5.21484375" calcext:value-type="float">
            <text:p>-5.21484375</text:p>
          </table:table-cell>
          <table:table-cell table:formula="of:=POWER([.D10];4)-2 * POWER([.D10];3)+ POWER([.D10];2) - 3* [.D10] -3" office:value-type="float" office:value="-5.613037109375" calcext:value-type="float">
            <text:p>-5.6130371093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M9]" office:value-type="float" office:value="-0.645345009428234" calcext:value-type="float">
            <text:p>-0.645345009428234</text:p>
          </table:table-cell>
          <table:table-cell table:formula="of:=[.L10]-[.N10]" office:value-type="float" office:value="-0.637272545793224" calcext:value-type="float">
            <text:p>-0.637272545793224</text:p>
          </table:table-cell>
          <table:table-cell table:formula="of:=(POWER([.L10];4)-2 * POWER([.L10];3)+ POWER([.L10];2) - 3* [.L10] -3)/(4*POWER([.L10];3)-6 * POWER([.L10];2)+ 2*[.L10] - 3)" office:value-type="float" office:value="-0.00807246363500956" calcext:value-type="float">
            <text:p>-0.00807246363501</text:p>
          </table:table-cell>
          <table:table-cell table:number-columns-repeated="7"/>
        </table:table-row>
        <table:table-row table:style-name="ro1">
          <table:table-cell/>
          <table:table-cell table:formula="of:=IF([.G10]&gt;0;[.D10];[.B10])" office:value-type="float" office:value="1" calcext:value-type="float">
            <text:p>1</text:p>
          </table:table-cell>
          <table:table-cell table:formula="of:=IF([.G10]&lt;0;[.D10];[.C10])" office:value-type="float" office:value="0.875" calcext:value-type="float">
            <text:p>0.875</text:p>
          </table:table-cell>
          <table:table-cell table:formula="of:=([.B11]+[.C11])/2" office:value-type="float" office:value="0.9375" calcext:value-type="float">
            <text:p>0.9375</text:p>
          </table:table-cell>
          <table:table-cell table:formula="of:=POWER([.B11];4)-2 * POWER([.B11];3)+ POWER([.B11];2) - 3* [.B11] -3" office:value-type="float" office:value="-6" calcext:value-type="float">
            <text:p>-6</text:p>
          </table:table-cell>
          <table:table-cell table:formula="of:=POWER([.C11];4)- 2 * POWER([.C11];3)+ POWER([.C11];2) - 3* [.C11] -3" office:value-type="float" office:value="-5.613037109375" calcext:value-type="float">
            <text:p>-5.613037109375</text:p>
          </table:table-cell>
          <table:table-cell table:formula="of:=POWER([.D11];4)-2 * POWER([.D11];3)+ POWER([.D11];2) - 3* [.D11] -3" office:value-type="float" office:value="-5.80906677246094" calcext:value-type="float">
            <text:p>-5.809066772460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M10]" office:value-type="float" office:value="-0.637272545793224" calcext:value-type="float">
            <text:p>-0.637272545793224</text:p>
          </table:table-cell>
          <table:table-cell table:formula="of:=[.L11]-[.N11]" office:value-type="float" office:value="-0.637210851118621" calcext:value-type="float">
            <text:p>-0.637210851118621</text:p>
          </table:table-cell>
          <table:table-cell table:formula="of:=(POWER([.L11];4)-2 * POWER([.L11];3)+ POWER([.L11];2) - 3* [.L11] -3)/(4*POWER([.L11];3)-6 * POWER([.L11];2)+ 2*[.L11] - 3)" office:value-type="float" office:value="-0.0000616946746027879" calcext:value-type="float">
            <text:p>-6.16946746027879E-05</text:p>
          </table:table-cell>
          <table:table-cell table:number-columns-repeated="7"/>
        </table:table-row>
        <table:table-row table:style-name="ro1">
          <table:table-cell/>
          <table:table-cell table:formula="of:=IF([.G11]&gt;0;[.D11];[.B11])" office:value-type="float" office:value="1" calcext:value-type="float">
            <text:p>1</text:p>
          </table:table-cell>
          <table:table-cell table:formula="of:=IF([.G11]&lt;0;[.D11];[.C11])" office:value-type="float" office:value="0.9375" calcext:value-type="float">
            <text:p>0.9375</text:p>
          </table:table-cell>
          <table:table-cell table:formula="of:=([.B12]+[.C12])/2" office:value-type="float" office:value="0.96875" calcext:value-type="float">
            <text:p>0.96875</text:p>
          </table:table-cell>
          <table:table-cell table:formula="of:=POWER([.B12];4)-2 * POWER([.B12];3)+ POWER([.B12];2) - 3* [.B12] -3" office:value-type="float" office:value="-6" calcext:value-type="float">
            <text:p>-6</text:p>
          </table:table-cell>
          <table:table-cell table:formula="of:=POWER([.C12];4)- 2 * POWER([.C12];3)+ POWER([.C12];2) - 3* [.C12] -3" office:value-type="float" office:value="-5.80906677246094" calcext:value-type="float">
            <text:p>-5.80906677246094</text:p>
          </table:table-cell>
          <table:table-cell table:formula="of:=POWER([.D12];4)-2 * POWER([.D12];3)+ POWER([.D12];2) - 3* [.D12] -3" office:value-type="float" office:value="-5.90533351898193" calcext:value-type="float">
            <text:p>-5.9053335189819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M11]" office:value-type="float" office:value="-0.637210851118621" calcext:value-type="float">
            <text:p>-0.637210851118621</text:p>
          </table:table-cell>
          <table:table-cell table:formula="of:=[.L12]-[.N12]" office:value-type="float" office:value="-0.637210847550977" calcext:value-type="float">
            <text:p>-0.637210847550977</text:p>
          </table:table-cell>
          <table:table-cell table:formula="of:=(POWER([.L12];4)-2 * POWER([.L12];3)+ POWER([.L12];2) - 3* [.L12] -3)/(4*POWER([.L12];3)-6 * POWER([.L12];2)+ 2*[.L12] - 3)" office:value-type="float" office:value="-0.00000000356764376339862" calcext:value-type="float">
            <text:p>-3.56764376339862E-09</text:p>
          </table:table-cell>
          <table:table-cell table:number-columns-repeated="7"/>
        </table:table-row>
        <table:table-row table:style-name="ro1">
          <table:table-cell/>
          <table:table-cell table:formula="of:=IF([.G12]&gt;0;[.D12];[.B12])" office:value-type="float" office:value="1" calcext:value-type="float">
            <text:p>1</text:p>
          </table:table-cell>
          <table:table-cell table:formula="of:=IF([.G12]&lt;0;[.D12];[.C12])" office:value-type="float" office:value="0.96875" calcext:value-type="float">
            <text:p>0.96875</text:p>
          </table:table-cell>
          <table:table-cell table:formula="of:=([.B13]+[.C13])/2" office:value-type="float" office:value="0.984375" calcext:value-type="float">
            <text:p>0.984375</text:p>
          </table:table-cell>
          <table:table-cell table:formula="of:=POWER([.B13];4)-2 * POWER([.B13];3)+ POWER([.B13];2) - 3* [.B13] -3" office:value-type="float" office:value="-6" calcext:value-type="float">
            <text:p>-6</text:p>
          </table:table-cell>
          <table:table-cell table:formula="of:=POWER([.C13];4)- 2 * POWER([.C13];3)+ POWER([.C13];2) - 3* [.C13] -3" office:value-type="float" office:value="-5.90533351898193" calcext:value-type="float">
            <text:p>-5.90533351898193</text:p>
          </table:table-cell>
          <table:table-cell table:formula="of:=POWER([.D13];4)-2 * POWER([.D13];3)+ POWER([.D13];2) - 3* [.D13] -3" office:value-type="float" office:value="-5.95288842916489" calcext:value-type="float">
            <text:p>-5.952888429164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M12]" office:value-type="float" office:value="-0.637210847550977" calcext:value-type="float">
            <text:p>-0.637210847550977</text:p>
          </table:table-cell>
          <table:table-cell table:formula="of:=[.L13]-[.N13]" office:value-type="float" office:value="-0.637210847550977" calcext:value-type="float">
            <text:p>-0.637210847550977</text:p>
          </table:table-cell>
          <table:table-cell table:formula="of:=(POWER([.L13];4)-2 * POWER([.L13];3)+ POWER([.L13];2) - 3* [.L13] -3)/(4*POWER([.L13];3)-6 * POWER([.L13];2)+ 2*[.L13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13]&gt;0;[.D13];[.B13])" office:value-type="float" office:value="1" calcext:value-type="float">
            <text:p>1</text:p>
          </table:table-cell>
          <table:table-cell table:formula="of:=IF([.G13]&lt;0;[.D13];[.C13])" office:value-type="float" office:value="0.984375" calcext:value-type="float">
            <text:p>0.984375</text:p>
          </table:table-cell>
          <table:table-cell table:formula="of:=([.B14]+[.C14])/2" office:value-type="float" office:value="0.9921875" calcext:value-type="float">
            <text:p>0.9921875</text:p>
          </table:table-cell>
          <table:table-cell table:formula="of:=POWER([.B14];4)-2 * POWER([.B14];3)+ POWER([.B14];2) - 3* [.B14] -3" office:value-type="float" office:value="-6" calcext:value-type="float">
            <text:p>-6</text:p>
          </table:table-cell>
          <table:table-cell table:formula="of:=POWER([.C14];4)- 2 * POWER([.C14];3)+ POWER([.C14];2) - 3* [.C14] -3" office:value-type="float" office:value="-5.95288842916489" calcext:value-type="float">
            <text:p>-5.95288842916489</text:p>
          </table:table-cell>
          <table:table-cell table:formula="of:=POWER([.D14];4)-2 * POWER([.D14];3)+ POWER([.D14];2) - 3* [.D14] -3" office:value-type="float" office:value="-5.97650241479278" calcext:value-type="float">
            <text:p>-5.976502414792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M13]" office:value-type="float" office:value="-0.637210847550977" calcext:value-type="float">
            <text:p>-0.637210847550977</text:p>
          </table:table-cell>
          <table:table-cell table:formula="of:=[.L14]-[.N14]" office:value-type="float" office:value="-0.637210847550977" calcext:value-type="float">
            <text:p>-0.637210847550977</text:p>
          </table:table-cell>
          <table:table-cell table:formula="of:=(POWER([.L14];4)-2 * POWER([.L14];3)+ POWER([.L14];2) - 3* [.L14] -3)/(4*POWER([.L14];3)-6 * POWER([.L14];2)+ 2*[.L14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14]&gt;0;[.D14];[.B14])" office:value-type="float" office:value="1" calcext:value-type="float">
            <text:p>1</text:p>
          </table:table-cell>
          <table:table-cell table:formula="of:=IF([.G14]&lt;0;[.D14];[.C14])" office:value-type="float" office:value="0.9921875" calcext:value-type="float">
            <text:p>0.9921875</text:p>
          </table:table-cell>
          <table:table-cell table:formula="of:=([.B15]+[.C15])/2" office:value-type="float" office:value="0.99609375" calcext:value-type="float">
            <text:p>0.99609375</text:p>
          </table:table-cell>
          <table:table-cell table:formula="of:=POWER([.B15];4)-2 * POWER([.B15];3)+ POWER([.B15];2) - 3* [.B15] -3" office:value-type="float" office:value="-6" calcext:value-type="float">
            <text:p>-6</text:p>
          </table:table-cell>
          <table:table-cell table:formula="of:=POWER([.C15];4)- 2 * POWER([.C15];3)+ POWER([.C15];2) - 3* [.C15] -3" office:value-type="float" office:value="-5.97650241479278" calcext:value-type="float">
            <text:p>-5.97650241479278</text:p>
          </table:table-cell>
          <table:table-cell table:formula="of:=POWER([.D15];4)-2 * POWER([.D15];3)+ POWER([.D15];2) - 3* [.D15] -3" office:value-type="float" office:value="-5.9882661101874" calcext:value-type="float">
            <text:p>-5.988266110187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M14]" office:value-type="float" office:value="-0.637210847550977" calcext:value-type="float">
            <text:p>-0.637210847550977</text:p>
          </table:table-cell>
          <table:table-cell table:formula="of:=[.L15]-[.N15]" office:value-type="float" office:value="-0.637210847550977" calcext:value-type="float">
            <text:p>-0.637210847550977</text:p>
          </table:table-cell>
          <table:table-cell table:formula="of:=(POWER([.L15];4)-2 * POWER([.L15];3)+ POWER([.L15];2) - 3* [.L15] -3)/(4*POWER([.L15];3)-6 * POWER([.L15];2)+ 2*[.L15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15]&gt;0;[.D15];[.B15])" office:value-type="float" office:value="1" calcext:value-type="float">
            <text:p>1</text:p>
          </table:table-cell>
          <table:table-cell table:formula="of:=IF([.G15]&lt;0;[.D15];[.C15])" office:value-type="float" office:value="0.99609375" calcext:value-type="float">
            <text:p>0.99609375</text:p>
          </table:table-cell>
          <table:table-cell table:formula="of:=([.B16]+[.C16])/2" office:value-type="float" office:value="0.998046875" calcext:value-type="float">
            <text:p>0.998046875</text:p>
          </table:table-cell>
          <table:table-cell table:formula="of:=POWER([.B16];4)-2 * POWER([.B16];3)+ POWER([.B16];2) - 3* [.B16] -3" office:value-type="float" office:value="-6" calcext:value-type="float">
            <text:p>-6</text:p>
          </table:table-cell>
          <table:table-cell table:formula="of:=POWER([.C16];4)- 2 * POWER([.C16];3)+ POWER([.C16];2) - 3* [.C16] -3" office:value-type="float" office:value="-5.9882661101874" calcext:value-type="float">
            <text:p>-5.9882661101874</text:p>
          </table:table-cell>
          <table:table-cell table:formula="of:=POWER([.D16];4)-2 * POWER([.D16];3)+ POWER([.D16];2) - 3* [.D16] -3" office:value-type="float" office:value="-5.99413682518934" calcext:value-type="float">
            <text:p>-5.9941368251893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M15]" office:value-type="float" office:value="-0.637210847550977" calcext:value-type="float">
            <text:p>-0.637210847550977</text:p>
          </table:table-cell>
          <table:table-cell table:formula="of:=[.L16]-[.N16]" office:value-type="float" office:value="-0.637210847550977" calcext:value-type="float">
            <text:p>-0.637210847550977</text:p>
          </table:table-cell>
          <table:table-cell table:formula="of:=(POWER([.L16];4)-2 * POWER([.L16];3)+ POWER([.L16];2) - 3* [.L16] -3)/(4*POWER([.L16];3)-6 * POWER([.L16];2)+ 2*[.L16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16]&gt;0;[.D16];[.B16])" office:value-type="float" office:value="1" calcext:value-type="float">
            <text:p>1</text:p>
          </table:table-cell>
          <table:table-cell table:formula="of:=IF([.G16]&lt;0;[.D16];[.C16])" office:value-type="float" office:value="0.998046875" calcext:value-type="float">
            <text:p>0.998046875</text:p>
          </table:table-cell>
          <table:table-cell table:formula="of:=([.B17]+[.C17])/2" office:value-type="float" office:value="0.9990234375" calcext:value-type="float">
            <text:p>0.9990234375</text:p>
          </table:table-cell>
          <table:table-cell table:formula="of:=POWER([.B17];4)-2 * POWER([.B17];3)+ POWER([.B17];2) - 3* [.B17] -3" office:value-type="float" office:value="-6" calcext:value-type="float">
            <text:p>-6</text:p>
          </table:table-cell>
          <table:table-cell table:formula="of:=POWER([.C17];4)- 2 * POWER([.C17];3)+ POWER([.C17];2) - 3* [.C17] -3" office:value-type="float" office:value="-5.99413682518934" calcext:value-type="float">
            <text:p>-5.99413682518934</text:p>
          </table:table-cell>
          <table:table-cell table:formula="of:=POWER([.D17];4)-2 * POWER([.D17];3)+ POWER([.D17];2) - 3* [.D17] -3" office:value-type="float" office:value="-5.99706936068742" calcext:value-type="float">
            <text:p>-5.9970693606874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M16]" office:value-type="float" office:value="-0.637210847550977" calcext:value-type="float">
            <text:p>-0.637210847550977</text:p>
          </table:table-cell>
          <table:table-cell table:formula="of:=[.L17]-[.N17]" office:value-type="float" office:value="-0.637210847550977" calcext:value-type="float">
            <text:p>-0.637210847550977</text:p>
          </table:table-cell>
          <table:table-cell table:formula="of:=(POWER([.L17];4)-2 * POWER([.L17];3)+ POWER([.L17];2) - 3* [.L17] -3)/(4*POWER([.L17];3)-6 * POWER([.L17];2)+ 2*[.L17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17]&gt;0;[.D17];[.B17])" office:value-type="float" office:value="1" calcext:value-type="float">
            <text:p>1</text:p>
          </table:table-cell>
          <table:table-cell table:formula="of:=IF([.G17]&lt;0;[.D17];[.C17])" office:value-type="float" office:value="0.9990234375" calcext:value-type="float">
            <text:p>0.9990234375</text:p>
          </table:table-cell>
          <table:table-cell table:formula="of:=([.B18]+[.C18])/2" office:value-type="float" office:value="0.99951171875" calcext:value-type="float">
            <text:p>0.99951171875</text:p>
          </table:table-cell>
          <table:table-cell table:formula="of:=POWER([.B18];4)-2 * POWER([.B18];3)+ POWER([.B18];2) - 3* [.B18] -3" office:value-type="float" office:value="-6" calcext:value-type="float">
            <text:p>-6</text:p>
          </table:table-cell>
          <table:table-cell table:formula="of:=POWER([.C18];4)- 2 * POWER([.C18];3)+ POWER([.C18];2) - 3* [.C18] -3" office:value-type="float" office:value="-5.99706936068742" calcext:value-type="float">
            <text:p>-5.99706936068742</text:p>
          </table:table-cell>
          <table:table-cell table:formula="of:=POWER([.D18];4)-2 * POWER([.D18];3)+ POWER([.D18];2) - 3* [.D18] -3" office:value-type="float" office:value="-5.9985349180642" calcext:value-type="float">
            <text:p>-5.99853491806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M17]" office:value-type="float" office:value="-0.637210847550977" calcext:value-type="float">
            <text:p>-0.637210847550977</text:p>
          </table:table-cell>
          <table:table-cell table:formula="of:=[.L18]-[.N18]" office:value-type="float" office:value="-0.637210847550977" calcext:value-type="float">
            <text:p>-0.637210847550977</text:p>
          </table:table-cell>
          <table:table-cell table:formula="of:=(POWER([.L18];4)-2 * POWER([.L18];3)+ POWER([.L18];2) - 3* [.L18] -3)/(4*POWER([.L18];3)-6 * POWER([.L18];2)+ 2*[.L18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18]&gt;0;[.D18];[.B18])" office:value-type="float" office:value="1" calcext:value-type="float">
            <text:p>1</text:p>
          </table:table-cell>
          <table:table-cell table:formula="of:=IF([.G18]&lt;0;[.D18];[.C18])" office:value-type="float" office:value="0.99951171875" calcext:value-type="float">
            <text:p>0.99951171875</text:p>
          </table:table-cell>
          <table:table-cell table:formula="of:=([.B19]+[.C19])/2" office:value-type="float" office:value="0.999755859375" calcext:value-type="float">
            <text:p>0.999755859375</text:p>
          </table:table-cell>
          <table:table-cell table:formula="of:=POWER([.B19];4)-2 * POWER([.B19];3)+ POWER([.B19];2) - 3* [.B19] -3" office:value-type="float" office:value="-6" calcext:value-type="float">
            <text:p>-6</text:p>
          </table:table-cell>
          <table:table-cell table:formula="of:=POWER([.C19];4)- 2 * POWER([.C19];3)+ POWER([.C19];2) - 3* [.C19] -3" office:value-type="float" office:value="-5.9985349180642" calcext:value-type="float">
            <text:p>-5.9985349180642</text:p>
          </table:table-cell>
          <table:table-cell table:formula="of:=POWER([.D19];4)-2 * POWER([.D19];3)+ POWER([.D19];2) - 3* [.D19] -3" office:value-type="float" office:value="-5.99926751854946" calcext:value-type="float">
            <text:p>-5.9992675185494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M18]" office:value-type="float" office:value="-0.637210847550977" calcext:value-type="float">
            <text:p>-0.637210847550977</text:p>
          </table:table-cell>
          <table:table-cell table:formula="of:=[.L19]-[.N19]" office:value-type="float" office:value="-0.637210847550977" calcext:value-type="float">
            <text:p>-0.637210847550977</text:p>
          </table:table-cell>
          <table:table-cell table:formula="of:=(POWER([.L19];4)-2 * POWER([.L19];3)+ POWER([.L19];2) - 3* [.L19] -3)/(4*POWER([.L19];3)-6 * POWER([.L19];2)+ 2*[.L19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19]&gt;0;[.D19];[.B19])" office:value-type="float" office:value="1" calcext:value-type="float">
            <text:p>1</text:p>
          </table:table-cell>
          <table:table-cell table:formula="of:=IF([.G19]&lt;0;[.D19];[.C19])" office:value-type="float" office:value="0.999755859375" calcext:value-type="float">
            <text:p>0.999755859375</text:p>
          </table:table-cell>
          <table:table-cell table:formula="of:=([.B20]+[.C20])/2" office:value-type="float" office:value="0.9998779296875" calcext:value-type="float">
            <text:p>0.9998779296875</text:p>
          </table:table-cell>
          <table:table-cell table:formula="of:=POWER([.B20];4)-2 * POWER([.B20];3)+ POWER([.B20];2) - 3* [.B20] -3" office:value-type="float" office:value="-6" calcext:value-type="float">
            <text:p>-6</text:p>
          </table:table-cell>
          <table:table-cell table:formula="of:=POWER([.C20];4)- 2 * POWER([.C20];3)+ POWER([.C20];2) - 3* [.C20] -3" office:value-type="float" office:value="-5.99926751854946" calcext:value-type="float">
            <text:p>-5.99926751854946</text:p>
          </table:table-cell>
          <table:table-cell table:formula="of:=POWER([.D20];4)-2 * POWER([.D20];3)+ POWER([.D20];2) - 3* [.D20] -3" office:value-type="float" office:value="-5.99963377416498" calcext:value-type="float">
            <text:p>-5.999633774164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M19]" office:value-type="float" office:value="-0.637210847550977" calcext:value-type="float">
            <text:p>-0.637210847550977</text:p>
          </table:table-cell>
          <table:table-cell table:formula="of:=[.L20]-[.N20]" office:value-type="float" office:value="-0.637210847550977" calcext:value-type="float">
            <text:p>-0.637210847550977</text:p>
          </table:table-cell>
          <table:table-cell table:formula="of:=(POWER([.L20];4)-2 * POWER([.L20];3)+ POWER([.L20];2) - 3* [.L20] -3)/(4*POWER([.L20];3)-6 * POWER([.L20];2)+ 2*[.L20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20]&gt;0;[.D20];[.B20])" office:value-type="float" office:value="1" calcext:value-type="float">
            <text:p>1</text:p>
          </table:table-cell>
          <table:table-cell table:formula="of:=IF([.G20]&lt;0;[.D20];[.C20])" office:value-type="float" office:value="0.9998779296875" calcext:value-type="float">
            <text:p>0.9998779296875</text:p>
          </table:table-cell>
          <table:table-cell table:formula="of:=([.B21]+[.C21])/2" office:value-type="float" office:value="0.99993896484375" calcext:value-type="float">
            <text:p>0.99993896484375</text:p>
          </table:table-cell>
          <table:table-cell table:formula="of:=POWER([.B21];4)-2 * POWER([.B21];3)+ POWER([.B21];2) - 3* [.B21] -3" office:value-type="float" office:value="-6" calcext:value-type="float">
            <text:p>-6</text:p>
          </table:table-cell>
          <table:table-cell table:formula="of:=POWER([.C21];4)- 2 * POWER([.C21];3)+ POWER([.C21];2) - 3* [.C21] -3" office:value-type="float" office:value="-5.99963377416498" calcext:value-type="float">
            <text:p>-5.99963377416498</text:p>
          </table:table-cell>
          <table:table-cell table:formula="of:=POWER([.D21];4)-2 * POWER([.D21];3)+ POWER([.D21];2) - 3* [.D21] -3" office:value-type="float" office:value="-5.99981689080641" calcext:value-type="float">
            <text:p>-5.999816890806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M20]" office:value-type="float" office:value="-0.637210847550977" calcext:value-type="float">
            <text:p>-0.637210847550977</text:p>
          </table:table-cell>
          <table:table-cell table:formula="of:=[.L21]-[.N21]" office:value-type="float" office:value="-0.637210847550977" calcext:value-type="float">
            <text:p>-0.637210847550977</text:p>
          </table:table-cell>
          <table:table-cell table:formula="of:=(POWER([.L21];4)-2 * POWER([.L21];3)+ POWER([.L21];2) - 3* [.L21] -3)/(4*POWER([.L21];3)-6 * POWER([.L21];2)+ 2*[.L21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21]&gt;0;[.D21];[.B21])" office:value-type="float" office:value="1" calcext:value-type="float">
            <text:p>1</text:p>
          </table:table-cell>
          <table:table-cell table:formula="of:=IF([.G21]&lt;0;[.D21];[.C21])" office:value-type="float" office:value="0.99993896484375" calcext:value-type="float">
            <text:p>0.99993896484375</text:p>
          </table:table-cell>
          <table:table-cell table:formula="of:=([.B22]+[.C22])/2" office:value-type="float" office:value="0.999969482421875" calcext:value-type="float">
            <text:p>0.999969482421875</text:p>
          </table:table-cell>
          <table:table-cell table:formula="of:=POWER([.B22];4)-2 * POWER([.B22];3)+ POWER([.B22];2) - 3* [.B22] -3" office:value-type="float" office:value="-6" calcext:value-type="float">
            <text:p>-6</text:p>
          </table:table-cell>
          <table:table-cell table:formula="of:=POWER([.C22];4)- 2 * POWER([.C22];3)+ POWER([.C22];2) - 3* [.C22] -3" office:value-type="float" office:value="-5.99981689080641" calcext:value-type="float">
            <text:p>-5.99981689080641</text:p>
          </table:table-cell>
          <table:table-cell table:formula="of:=POWER([.D22];4)-2 * POWER([.D22];3)+ POWER([.D22];2) - 3* [.D22] -3" office:value-type="float" office:value="-5.99990844633436" calcext:value-type="float">
            <text:p>-5.9999084463343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M21]" office:value-type="float" office:value="-0.637210847550977" calcext:value-type="float">
            <text:p>-0.637210847550977</text:p>
          </table:table-cell>
          <table:table-cell table:formula="of:=[.L22]-[.N22]" office:value-type="float" office:value="-0.637210847550977" calcext:value-type="float">
            <text:p>-0.637210847550977</text:p>
          </table:table-cell>
          <table:table-cell table:formula="of:=(POWER([.L22];4)-2 * POWER([.L22];3)+ POWER([.L22];2) - 3* [.L22] -3)/(4*POWER([.L22];3)-6 * POWER([.L22];2)+ 2*[.L22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22]&gt;0;[.D22];[.B22])" office:value-type="float" office:value="1" calcext:value-type="float">
            <text:p>1</text:p>
          </table:table-cell>
          <table:table-cell table:formula="of:=IF([.G22]&lt;0;[.D22];[.C22])" office:value-type="float" office:value="0.999969482421875" calcext:value-type="float">
            <text:p>0.999969482421875</text:p>
          </table:table-cell>
          <table:table-cell table:formula="of:=([.B23]+[.C23])/2" office:value-type="float" office:value="0.999984741210938" calcext:value-type="float">
            <text:p>0.999984741210938</text:p>
          </table:table-cell>
          <table:table-cell table:formula="of:=POWER([.B23];4)-2 * POWER([.B23];3)+ POWER([.B23];2) - 3* [.B23] -3" office:value-type="float" office:value="-6" calcext:value-type="float">
            <text:p>-6</text:p>
          </table:table-cell>
          <table:table-cell table:formula="of:=POWER([.C23];4)- 2 * POWER([.C23];3)+ POWER([.C23];2) - 3* [.C23] -3" office:value-type="float" office:value="-5.99990844633436" calcext:value-type="float">
            <text:p>-5.99990844633436</text:p>
          </table:table-cell>
          <table:table-cell table:formula="of:=POWER([.D23];4)-2 * POWER([.D23];3)+ POWER([.D23];2) - 3* [.D23] -3" office:value-type="float" office:value="-5.99995422339999" calcext:value-type="float">
            <text:p>-5.999954223399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M22]" office:value-type="float" office:value="-0.637210847550977" calcext:value-type="float">
            <text:p>-0.637210847550977</text:p>
          </table:table-cell>
          <table:table-cell table:formula="of:=[.L23]-[.N23]" office:value-type="float" office:value="-0.637210847550977" calcext:value-type="float">
            <text:p>-0.637210847550977</text:p>
          </table:table-cell>
          <table:table-cell table:formula="of:=(POWER([.L23];4)-2 * POWER([.L23];3)+ POWER([.L23];2) - 3* [.L23] -3)/(4*POWER([.L23];3)-6 * POWER([.L23];2)+ 2*[.L23] - 3)"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F([.G23]&gt;0;[.D23];[.B23])" office:value-type="float" office:value="1" calcext:value-type="float">
            <text:p>1</text:p>
          </table:table-cell>
          <table:table-cell table:formula="of:=IF([.G23]&lt;0;[.D23];[.C23])" office:value-type="float" office:value="0.999984741210938" calcext:value-type="float">
            <text:p>0.999984741210938</text:p>
          </table:table-cell>
          <table:table-cell table:formula="of:=([.B24]+[.C24])/2" office:value-type="float" office:value="0.999992370605469" calcext:value-type="float">
            <text:p>0.999992370605469</text:p>
          </table:table-cell>
          <table:table-cell table:formula="of:=POWER([.B24];4)-2 * POWER([.B24];3)+ POWER([.B24];2) - 3* [.B24] -3" office:value-type="float" office:value="-6" calcext:value-type="float">
            <text:p>-6</text:p>
          </table:table-cell>
          <table:table-cell table:formula="of:=POWER([.C24];4)- 2 * POWER([.C24];3)+ POWER([.C24];2) - 3* [.C24] -3" office:value-type="float" office:value="-5.99995422339999" calcext:value-type="float">
            <text:p>-5.99995422339999</text:p>
          </table:table-cell>
          <table:table-cell table:formula="of:=POWER([.D24];4)-2 * POWER([.D24];3)+ POWER([.D24];2) - 3* [.D24] -3" office:value-type="float" office:value="-5.9999771117582" calcext:value-type="float">
            <text:p>-5.999977111758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M23]" office:value-type="float" office:value="-0.637210847550977" calcext:value-type="float">
            <text:p>-0.637210847550977</text:p>
          </table:table-cell>
          <table:table-cell table:formula="of:=[.L24]-[.N24]" office:value-type="float" office:value="-0.637210847550977" calcext:value-type="float">
            <text:p>-0.637210847550977</text:p>
          </table:table-cell>
          <table:table-cell table:formula="of:=(POWER([.L24];4)-2 * POWER([.L24];3)+ POWER([.L24];2) - 3* [.L24] -3)/(4*POWER([.L24];3)-6 * POWER([.L24];2)+ 2*[.L24] - 3)" office:value-type="float" office:value="-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.G24]&gt;0;[.D24];[.B24])" office:value-type="float" office:value="1" calcext:value-type="float">
            <text:p>1</text:p>
          </table:table-cell>
          <table:table-cell table:formula="of:=IF([.G24]&lt;0;[.D24];[.C24])" office:value-type="float" office:value="0.999992370605469" calcext:value-type="float">
            <text:p>0.999992370605469</text:p>
          </table:table-cell>
          <table:table-cell table:formula="of:=([.B25]+[.C25])/2" office:value-type="float" office:value="0.999996185302734" calcext:value-type="float">
            <text:p>0.999996185302734</text:p>
          </table:table-cell>
          <table:table-cell table:formula="of:=POWER([.B25];4)-2 * POWER([.B25];3)+ POWER([.B25];2) - 3* [.B25] -3" office:value-type="float" office:value="-6" calcext:value-type="float">
            <text:p>-6</text:p>
          </table:table-cell>
          <table:table-cell table:formula="of:=POWER([.C25];4)- 2 * POWER([.C25];3)+ POWER([.C25];2) - 3* [.C25] -3" office:value-type="float" office:value="-5.9999771117582" calcext:value-type="float">
            <text:p>-5.9999771117582</text:p>
          </table:table-cell>
          <table:table-cell table:formula="of:=POWER([.D25];4)-2 * POWER([.D25];3)+ POWER([.D25];2) - 3* [.D25] -3" office:value-type="float" office:value="-5.99998855589365" calcext:value-type="float">
            <text:p>-5.999988555893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M24]" office:value-type="float" office:value="-0.637210847550977" calcext:value-type="float">
            <text:p>-0.637210847550977</text:p>
          </table:table-cell>
          <table:table-cell table:formula="of:=[.L25]-[.N25]" office:value-type="float" office:value="-0.637210847550977" calcext:value-type="float">
            <text:p>-0.637210847550977</text:p>
          </table:table-cell>
          <table:table-cell table:formula="of:=(POWER([.L25];4)-2 * POWER([.L25];3)+ POWER([.L25];2) - 3* [.L25] -3)/(4*POWER([.L25];3)-6 * POWER([.L25];2)+ 2*[.L25] - 3)" office:value-type="float" office:value="-0" calcext:value-type="float">
            <text:p>0</text:p>
          </table:table-cell>
          <table:table-cell table:number-columns-repeated="6"/>
          <table:table-cell table:formula="of:=(1/4)*(POWER([.U24];4)-2*POWER([.U24];3)+POWER([.U24];2)-3)" office:value-type="float" office:value="-0.75" calcext:value-type="float">
            <text:p>-0.75</text:p>
          </table:table-cell>
        </table:table-row>
        <table:table-row table:style-name="ro1">
          <table:table-cell/>
          <table:table-cell table:formula="of:=IF([.G25]&gt;0;[.D25];[.B25])" office:value-type="float" office:value="1" calcext:value-type="float">
            <text:p>1</text:p>
          </table:table-cell>
          <table:table-cell table:formula="of:=IF([.G25]&lt;0;[.D25];[.C25])" office:value-type="float" office:value="0.999996185302734" calcext:value-type="float">
            <text:p>0.999996185302734</text:p>
          </table:table-cell>
          <table:table-cell table:formula="of:=([.B26]+[.C26])/2" office:value-type="float" office:value="0.999998092651367" calcext:value-type="float">
            <text:p>0.999998092651367</text:p>
          </table:table-cell>
          <table:table-cell table:formula="of:=POWER([.B26];4)-2 * POWER([.B26];3)+ POWER([.B26];2) - 3* [.B26] -3" office:value-type="float" office:value="-6" calcext:value-type="float">
            <text:p>-6</text:p>
          </table:table-cell>
          <table:table-cell table:formula="of:=POWER([.C26];4)- 2 * POWER([.C26];3)+ POWER([.C26];2) - 3* [.C26] -3" office:value-type="float" office:value="-5.99998855589365" calcext:value-type="float">
            <text:p>-5.99998855589365</text:p>
          </table:table-cell>
          <table:table-cell table:formula="of:=POWER([.D26];4)-2 * POWER([.D26];3)+ POWER([.D26];2) - 3* [.D26] -3" office:value-type="float" office:value="-5.99999427795046" calcext:value-type="float">
            <text:p>-5.9999942779504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M25]" office:value-type="float" office:value="-0.637210847550977" calcext:value-type="float">
            <text:p>-0.637210847550977</text:p>
          </table:table-cell>
          <table:table-cell table:formula="of:=[.L26]-[.N26]" office:value-type="float" office:value="-0.637210847550977" calcext:value-type="float">
            <text:p>-0.637210847550977</text:p>
          </table:table-cell>
          <table:table-cell table:formula="of:=(POWER([.L26];4)-2 * POWER([.L26];3)+ POWER([.L26];2) - 3* [.L26] -3)/(4*POWER([.L26];3)-6 * POWER([.L26];2)+ 2*[.L26] - 3)" office:value-type="float" office:value="-0" calcext:value-type="float">
            <text:p>0</text:p>
          </table:table-cell>
          <table:table-cell table:number-columns-repeated="6"/>
          <table:table-cell table:formula="of:=(1/4)*(POWER([.U25];4)-2*POWER([.U25];3)+POWER([.U25];2)-3)" office:value-type="float" office:value="-0.3193359375" calcext:value-type="float">
            <text:p>-0.3193359375</text:p>
          </table:table-cell>
        </table:table-row>
        <table:table-row table:style-name="ro1">
          <table:table-cell/>
          <table:table-cell table:formula="of:=IF([.G26]&gt;0;[.D26];[.B26])" office:value-type="float" office:value="1" calcext:value-type="float">
            <text:p>1</text:p>
          </table:table-cell>
          <table:table-cell table:formula="of:=IF([.G26]&lt;0;[.D26];[.C26])" office:value-type="float" office:value="0.999998092651367" calcext:value-type="float">
            <text:p>0.999998092651367</text:p>
          </table:table-cell>
          <table:table-cell table:formula="of:=([.B27]+[.C27])/2" office:value-type="float" office:value="0.999999046325684" calcext:value-type="float">
            <text:p>0.999999046325684</text:p>
          </table:table-cell>
          <table:table-cell table:formula="of:=POWER([.B27];4)-2 * POWER([.B27];3)+ POWER([.B27];2) - 3* [.B27] -3" office:value-type="float" office:value="-6" calcext:value-type="float">
            <text:p>-6</text:p>
          </table:table-cell>
          <table:table-cell table:formula="of:=POWER([.C27];4)- 2 * POWER([.C27];3)+ POWER([.C27];2) - 3* [.C27] -3" office:value-type="float" office:value="-5.99999427795046" calcext:value-type="float">
            <text:p>-5.99999427795046</text:p>
          </table:table-cell>
          <table:table-cell table:formula="of:=POWER([.D27];4)-2 * POWER([.D27];3)+ POWER([.D27];2) - 3* [.D27] -3" office:value-type="float" office:value="-5.99999713897614" calcext:value-type="float">
            <text:p>-5.9999971389761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M26]" office:value-type="float" office:value="-0.637210847550977" calcext:value-type="float">
            <text:p>-0.637210847550977</text:p>
          </table:table-cell>
          <table:table-cell table:formula="of:=[.L27]-[.N27]" office:value-type="float" office:value="-0.637210847550977" calcext:value-type="float">
            <text:p>-0.637210847550977</text:p>
          </table:table-cell>
          <table:table-cell table:formula="of:=(POWER([.L27];4)-2 * POWER([.L27];3)+ POWER([.L27];2) - 3* [.L27] -3)/(4*POWER([.L27];3)-6 * POWER([.L27];2)+ 2*[.L27] - 3)" office:value-type="float" office:value="-0" calcext:value-type="float">
            <text:p>0</text:p>
          </table:table-cell>
          <table:table-cell table:number-columns-repeated="6"/>
          <table:table-cell table:formula="of:=(1/4)*(POWER([.U26];4)-2*POWER([.U26];3)+POWER([.U26];2)-3)" office:value-type="float" office:value="-0.70562418059103" calcext:value-type="float">
            <text:p>-0.70562418059103</text:p>
          </table:table-cell>
        </table:table-row>
        <table:table-row table:style-name="ro1">
          <table:table-cell/>
          <table:table-cell table:formula="of:=IF([.G27]&gt;0;[.D27];[.B27])" office:value-type="float" office:value="1" calcext:value-type="float">
            <text:p>1</text:p>
          </table:table-cell>
          <table:table-cell table:formula="of:=IF([.G27]&lt;0;[.D27];[.C27])" office:value-type="float" office:value="0.999999046325684" calcext:value-type="float">
            <text:p>0.999999046325684</text:p>
          </table:table-cell>
          <table:table-cell table:formula="of:=([.B28]+[.C28])/2" office:value-type="float" office:value="0.999999523162842" calcext:value-type="float">
            <text:p>0.999999523162842</text:p>
          </table:table-cell>
          <table:table-cell table:formula="of:=POWER([.B28];4)-2 * POWER([.B28];3)+ POWER([.B28];2) - 3* [.B28] -3" office:value-type="float" office:value="-6" calcext:value-type="float">
            <text:p>-6</text:p>
          </table:table-cell>
          <table:table-cell table:formula="of:=POWER([.C28];4)- 2 * POWER([.C28];3)+ POWER([.C28];2) - 3* [.C28] -3" office:value-type="float" office:value="-5.99999713897614" calcext:value-type="float">
            <text:p>-5.99999713897614</text:p>
          </table:table-cell>
          <table:table-cell table:formula="of:=POWER([.D28];4)-2 * POWER([.D28];3)+ POWER([.D28];2) - 3* [.D28] -3" office:value-type="float" office:value="-5.9999985694883" calcext:value-type="float">
            <text:p>-5.999998569488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M27]" office:value-type="float" office:value="-0.637210847550977" calcext:value-type="float">
            <text:p>-0.637210847550977</text:p>
          </table:table-cell>
          <table:table-cell table:formula="of:=[.L28]-[.N28]" office:value-type="float" office:value="-0.637210847550977" calcext:value-type="float">
            <text:p>-0.637210847550977</text:p>
          </table:table-cell>
          <table:table-cell table:formula="of:=(POWER([.L28];4)-2 * POWER([.L28];3)+ POWER([.L28];2) - 3* [.L28] -3)/(4*POWER([.L28];3)-6 * POWER([.L28];2)+ 2*[.L28] - 3)" office:value-type="float" office:value="-0" calcext:value-type="float">
            <text:p>0</text:p>
          </table:table-cell>
          <table:table-cell table:number-columns-repeated="6"/>
          <table:table-cell table:formula="of:=(1/4)*(POWER([.U27];4)-2*POWER([.U27];3)+POWER([.U27];2)-3)" office:value-type="float" office:value="-0.387879086471078" calcext:value-type="float">
            <text:p>-0.387879086471078</text:p>
          </table:table-cell>
        </table:table-row>
        <table:table-row table:style-name="ro1">
          <table:table-cell/>
          <table:table-cell table:formula="of:=IF([.G28]&gt;0;[.D28];[.B28])" office:value-type="float" office:value="1" calcext:value-type="float">
            <text:p>1</text:p>
          </table:table-cell>
          <table:table-cell table:formula="of:=IF([.G28]&lt;0;[.D28];[.C28])" office:value-type="float" office:value="0.999999523162842" calcext:value-type="float">
            <text:p>0.999999523162842</text:p>
          </table:table-cell>
          <table:table-cell table:formula="of:=([.B29]+[.C29])/2" office:value-type="float" office:value="0.999999761581421" calcext:value-type="float">
            <text:p>0.999999761581421</text:p>
          </table:table-cell>
          <table:table-cell table:formula="of:=POWER([.B29];4)-2 * POWER([.B29];3)+ POWER([.B29];2) - 3* [.B29] -3" office:value-type="float" office:value="-6" calcext:value-type="float">
            <text:p>-6</text:p>
          </table:table-cell>
          <table:table-cell table:formula="of:=POWER([.C29];4)- 2 * POWER([.C29];3)+ POWER([.C29];2) - 3* [.C29] -3" office:value-type="float" office:value="-5.9999985694883" calcext:value-type="float">
            <text:p>-5.9999985694883</text:p>
          </table:table-cell>
          <table:table-cell table:formula="of:=POWER([.D29];4)-2 * POWER([.D29];3)+ POWER([.D29];2) - 3* [.D29] -3" office:value-type="float" office:value="-5.99999928474421" calcext:value-type="float">
            <text:p>-5.999999284744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M28]" office:value-type="float" office:value="-0.637210847550977" calcext:value-type="float">
            <text:p>-0.637210847550977</text:p>
          </table:table-cell>
          <table:table-cell table:formula="of:=[.L29]-[.N29]" office:value-type="float" office:value="-0.637210847550977" calcext:value-type="float">
            <text:p>-0.637210847550977</text:p>
          </table:table-cell>
          <table:table-cell table:formula="of:=(POWER([.L29];4)-2 * POWER([.L29];3)+ POWER([.L29];2) - 3* [.L29] -3)/(4*POWER([.L29];3)-6 * POWER([.L29];2)+ 2*[.L29] - 3)" office:value-type="float" office:value="-0" calcext:value-type="float">
            <text:p>0</text:p>
          </table:table-cell>
          <table:table-cell table:number-columns-repeated="6"/>
          <table:table-cell table:formula="of:=(1/4)*(POWER([.U28];4)-2*POWER([.U28];3)+POWER([.U28];2)-3)" office:value-type="float" office:value="-0.677550398675115" calcext:value-type="float">
            <text:p>-0.677550398675115</text:p>
          </table:table-cell>
        </table:table-row>
        <table:table-row table:style-name="ro1">
          <table:table-cell/>
          <table:table-cell table:formula="of:=IF([.G29]&gt;0;[.D29];[.B29])" office:value-type="float" office:value="1" calcext:value-type="float">
            <text:p>1</text:p>
          </table:table-cell>
          <table:table-cell table:formula="of:=IF([.G29]&lt;0;[.D29];[.C29])" office:value-type="float" office:value="0.999999761581421" calcext:value-type="float">
            <text:p>0.999999761581421</text:p>
          </table:table-cell>
          <table:table-cell table:formula="of:=([.B30]+[.C30])/2" office:value-type="float" office:value="0.99999988079071" calcext:value-type="float">
            <text:p>0.99999988079071</text:p>
          </table:table-cell>
          <table:table-cell table:formula="of:=POWER([.B30];4)-2 * POWER([.B30];3)+ POWER([.B30];2) - 3* [.B30] -3" office:value-type="float" office:value="-6" calcext:value-type="float">
            <text:p>-6</text:p>
          </table:table-cell>
          <table:table-cell table:formula="of:=POWER([.C30];4)- 2 * POWER([.C30];3)+ POWER([.C30];2) - 3* [.C30] -3" office:value-type="float" office:value="-5.99999928474421" calcext:value-type="float">
            <text:p>-5.99999928474421</text:p>
          </table:table-cell>
          <table:table-cell table:formula="of:=POWER([.D30];4)-2 * POWER([.D30];3)+ POWER([.D30];2) - 3* [.D30] -3" office:value-type="float" office:value="-5.99999964237212" calcext:value-type="float">
            <text:p>-5.999999642372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M29]" office:value-type="float" office:value="-0.637210847550977" calcext:value-type="float">
            <text:p>-0.637210847550977</text:p>
          </table:table-cell>
          <table:table-cell table:formula="of:=[.L30]-[.N30]" office:value-type="float" office:value="-0.637210847550977" calcext:value-type="float">
            <text:p>-0.637210847550977</text:p>
          </table:table-cell>
          <table:table-cell table:formula="of:=(POWER([.L30];4)-2 * POWER([.L30];3)+ POWER([.L30];2) - 3* [.L30] -3)/(4*POWER([.L30];3)-6 * POWER([.L30];2)+ 2*[.L30] - 3)" office:value-type="float" office:value="-0" calcext:value-type="float">
            <text:p>0</text:p>
          </table:table-cell>
          <table:table-cell table:number-columns-repeated="6"/>
          <table:table-cell table:formula="of:=(1/4)*(POWER([.U29];4)-2*POWER([.U29];3)+POWER([.U29];2)-3)" office:value-type="float" office:value="-0.42702093563554" calcext:value-type="float">
            <text:p>-0.42702093563554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float" office:value="25" calcext:value-type="float">
            <text:p>25</text:p>
          </table:table-cell>
          <table:table-cell table:formula="of:=[.M30]" office:value-type="float" office:value="-0.637210847550977" calcext:value-type="float">
            <text:p>-0.637210847550977</text:p>
          </table:table-cell>
          <table:table-cell table:formula="of:=[.L31]-[.N31]" office:value-type="float" office:value="-0.637210847550977" calcext:value-type="float">
            <text:p>-0.637210847550977</text:p>
          </table:table-cell>
          <table:table-cell table:formula="of:=(POWER([.L31];4)-2 * POWER([.L31];3)+ POWER([.L31];2) - 3* [.L31] -3)/(4*POWER([.L31];3)-6 * POWER([.L31];2)+ 2*[.L31] - 3)" office:value-type="float" office:value="-0" calcext:value-type="float">
            <text:p>0</text:p>
          </table:table-cell>
          <table:table-cell table:number-columns-repeated="6"/>
          <table:table-cell table:formula="of:=(1/4)*(POWER([.U30];4)-2*POWER([.U30];3)+POWER([.U30];2)-3)" office:value-type="float" office:value="-0.657167716478055" calcext:value-type="float">
            <text:p>-0.657167716478055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float" office:value="26" calcext:value-type="float">
            <text:p>26</text:p>
          </table:table-cell>
          <table:table-cell table:formula="of:=[.M31]" office:value-type="float" office:value="-0.637210847550977" calcext:value-type="float">
            <text:p>-0.637210847550977</text:p>
          </table:table-cell>
          <table:table-cell table:formula="of:=[.L32]-[.N32]" office:value-type="float" office:value="-0.637210847550977" calcext:value-type="float">
            <text:p>-0.637210847550977</text:p>
          </table:table-cell>
          <table:table-cell table:formula="of:=(POWER([.L32];4)-2 * POWER([.L32];3)+ POWER([.L32];2) - 3* [.L32] -3)/(4*POWER([.L32];3)-6 * POWER([.L32];2)+ 2*[.L32] - 3)" office:value-type="float" office:value="-0" calcext:value-type="float">
            <text:p>0</text:p>
          </table:table-cell>
          <table:table-cell table:number-columns-repeated="6"/>
          <table:table-cell table:formula="of:=(1/4)*(POWER([.U31];4)-2*POWER([.U31];3)+POWER([.U31];2)-3)" office:value-type="float" office:value="-0.453499535605306" calcext:value-type="float">
            <text:p>-0.453499535605306</text:p>
          </table:table-cell>
        </table:table-row>
        <table:table-row table:style-name="ro1">
          <table:table-cell table:style-name="ce1" table:number-columns-repeated="7"/>
          <table:table-cell table:number-columns-repeated="3"/>
          <table:table-cell office:value-type="float" office:value="27" calcext:value-type="float">
            <text:p>27</text:p>
          </table:table-cell>
          <table:table-cell table:formula="of:=[.M32]" office:value-type="float" office:value="-0.637210847550977" calcext:value-type="float">
            <text:p>-0.637210847550977</text:p>
          </table:table-cell>
          <table:table-cell table:formula="of:=[.L33]-[.N33]" office:value-type="float" office:value="-0.637210847550977" calcext:value-type="float">
            <text:p>-0.637210847550977</text:p>
          </table:table-cell>
          <table:table-cell table:formula="of:=(POWER([.L33];4)-2 * POWER([.L33];3)+ POWER([.L33];2) - 3* [.L33] -3)/(4*POWER([.L33];3)-6 * POWER([.L33];2)+ 2*[.L33] - 3)" office:value-type="float" office:value="-0" calcext:value-type="float">
            <text:p>0</text:p>
          </table:table-cell>
          <table:table-cell table:number-columns-repeated="6"/>
          <table:table-cell table:formula="of:=(1/4)*(POWER([.U32];4)-2*POWER([.U32];3)+POWER([.U32];2)-3)" office:value-type="float" office:value="-0.641376573920736" calcext:value-type="float">
            <text:p>-0.641376573920736</text:p>
          </table:table-cell>
        </table:table-row>
        <table:table-row table:style-name="ro1">
          <table:table-cell table:style-name="ce1" table:number-columns-repeated="7"/>
          <table:table-cell table:number-columns-repeated="6"/>
          <table:table-cell table:formula="of:=(POWER([.L34];4)-2 * POWER([.L34];3)+ POWER([.L34];2) - 3* [.L34] -3)/(4*POWER([.L34];3)-6 * POWER([.L34];2)+ 2*[.L34] - 3)" office:value-type="float" office:value="1" calcext:value-type="float">
            <text:p>1</text:p>
          </table:table-cell>
          <table:table-cell table:number-columns-repeated="6"/>
          <table:table-cell table:formula="of:=(1/4)*(POWER([.U33];4)-2*POWER([.U33];3)+POWER([.U33];2)-3)" office:value-type="float" office:value="-0.472934368602659" calcext:value-type="float">
            <text:p>-0.472934368602659</text:p>
          </table:table-cell>
        </table:table-row>
        <table:table-row table:style-name="ro1">
          <table:table-cell table:style-name="ce1" table:number-columns-repeated="7"/>
          <table:table-cell table:number-columns-repeated="6"/>
          <table:table-cell table:formula="of:=(POWER([.L35];4)-2 * POWER([.L35];3)+ POWER([.L35];2) - 3* [.L35] -3)/(4*POWER([.L35];3)-6 * POWER([.L35];2)+ 2*[.L35] - 3)" office:value-type="float" office:value="1" calcext:value-type="float">
            <text:p>1</text:p>
          </table:table-cell>
          <table:table-cell table:number-columns-repeated="6"/>
          <table:table-cell table:formula="of:=(1/4)*(POWER([.U34];4)-2*POWER([.U34];3)+POWER([.U34];2)-3)" office:value-type="float" office:value="-0.628686662222232" calcext:value-type="float">
            <text:p>-0.628686662222232</text:p>
          </table:table-cell>
        </table:table-row>
        <table:table-row table:style-name="ro1">
          <table:table-cell table:style-name="ce1" table:number-columns-repeated="7"/>
          <table:table-cell table:number-columns-repeated="6"/>
          <table:table-cell table:formula="of:=(POWER([.L36];4)-2 * POWER([.L36];3)+ POWER([.L36];2) - 3* [.L36] -3)/(4*POWER([.L36];3)-6 * POWER([.L36];2)+ 2*[.L36] - 3)" office:value-type="float" office:value="1" calcext:value-type="float">
            <text:p>1</text:p>
          </table:table-cell>
          <table:table-cell table:number-columns-repeated="6"/>
          <table:table-cell table:formula="of:=(1/4)*(POWER([.U35];4)-2*POWER([.U35];3)+POWER([.U35];2)-3)" office:value-type="float" office:value="-0.487890005180223" calcext:value-type="float">
            <text:p>-0.487890005180223</text:p>
          </table:table-cell>
        </table:table-row>
        <table:table-row table:style-name="ro1">
          <table:table-cell table:style-name="ce1" table:number-columns-repeated="7"/>
          <table:table-cell table:number-columns-repeated="6"/>
          <table:table-cell table:formula="of:=(POWER([.L37];4)-2 * POWER([.L37];3)+ POWER([.L37];2) - 3* [.L37] -3)/(4*POWER([.L37];3)-6 * POWER([.L37];2)+ 2*[.L37] - 3)" office:value-type="float" office:value="1" calcext:value-type="float">
            <text:p>1</text:p>
          </table:table-cell>
          <table:table-cell table:number-columns-repeated="6"/>
          <table:table-cell table:formula="of:=(1/4)*(POWER([.U36];4)-2*POWER([.U36];3)+POWER([.U36];2)-3)" office:value-type="float" office:value="-0.618257620227798" calcext:value-type="float">
            <text:p>-0.618257620227798</text:p>
          </table:table-cell>
        </table:table-row>
        <table:table-row table:style-name="ro1">
          <table:table-cell table:number-columns-repeated="13"/>
          <table:table-cell table:formula="of:=(POWER([.L38];4)-2 * POWER([.L38];3)+ POWER([.L38];2) - 3* [.L38] -3)/(4*POWER([.L38];3)-6 * POWER([.L38];2)+ 2*[.L38] - 3)" office:value-type="float" office:value="1" calcext:value-type="float">
            <text:p>1</text:p>
          </table:table-cell>
          <table:table-cell table:number-columns-repeated="6"/>
          <table:table-cell table:formula="of:=(1/4)*(POWER([.U37];4)-2*POWER([.U37];3)+POWER([.U37];2)-3)" office:value-type="float" office:value="-0.499749884874928" calcext:value-type="float">
            <text:p>-0.499749884874928</text:p>
          </table:table-cell>
        </table:table-row>
        <table:table-row table:style-name="ro1">
          <table:table-cell table:number-columns-repeated="13"/>
          <table:table-cell table:formula="of:=(POWER([.L39];4)-2 * POWER([.L39];3)+ POWER([.L39];2) - 3* [.L39] -3)/(4*POWER([.L39];3)-6 * POWER([.L39];2)+ 2*[.L39] - 3)" office:value-type="float" office:value="1" calcext:value-type="float">
            <text:p>1</text:p>
          </table:table-cell>
          <table:table-cell table:number-columns-repeated="6"/>
          <table:table-cell table:formula="of:=(1/4)*(POWER([.U38];4)-2*POWER([.U38];3)+POWER([.U38];2)-3)" office:value-type="float" office:value="-0.609562500342783" calcext:value-type="float">
            <text:p>-0.609562500342783</text:p>
          </table:table-cell>
        </table:table-row>
        <table:table-row table:style-name="ro1">
          <table:table-cell table:number-columns-repeated="13"/>
          <table:table-cell table:formula="of:=(POWER([.L40];4)-2 * POWER([.L40];3)+ POWER([.L40];2) - 3* [.L40] -3)/(4*POWER([.L40];3)-6 * POWER([.L40];2)+ 2*[.L40] - 3)" office:value-type="float" office:value="1" calcext:value-type="float">
            <text:p>1</text:p>
          </table:table-cell>
          <table:table-cell table:number-columns-repeated="6"/>
          <table:table-cell table:formula="of:=(1/4)*(POWER([.U39];4)-2*POWER([.U39];3)+POWER([.U39];2)-3)" office:value-type="float" office:value="-0.509346499710601" calcext:value-type="float">
            <text:p>-0.509346499710601</text:p>
          </table:table-cell>
        </table:table-row>
        <table:table-row table:style-name="ro1">
          <table:table-cell table:number-columns-repeated="13"/>
          <table:table-cell table:formula="of:=(POWER([.L41];4)-2 * POWER([.L41];3)+ POWER([.L41];2) - 3* [.L41] -3)/(4*POWER([.L41];3)-6 * POWER([.L41];2)+ 2*[.L41] - 3)" office:value-type="float" office:value="1" calcext:value-type="float">
            <text:p>1</text:p>
          </table:table-cell>
          <table:table-cell table:number-columns-repeated="6"/>
          <table:table-cell table:formula="of:=(1/4)*(POWER([.U40];4)-2*POWER([.U40];3)+POWER([.U40];2)-3)" office:value-type="float" office:value="-0.602244190873373" calcext:value-type="float">
            <text:p>-0.602244190873373</text:p>
          </table:table-cell>
        </table:table-row>
        <table:table-row table:style-name="ro1">
          <table:table-cell table:number-columns-repeated="13"/>
          <table:table-cell table:formula="of:=(POWER([.L42];4)-2 * POWER([.L42];3)+ POWER([.L42];2) - 3* [.L42] -3)/(4*POWER([.L42];3)-6 * POWER([.L42];2)+ 2*[.L42] - 3)" office:value-type="float" office:value="1" calcext:value-type="float">
            <text:p>1</text:p>
          </table:table-cell>
          <table:table-cell table:number-columns-repeated="6"/>
          <table:table-cell table:formula="of:=(1/4)*(POWER([.U41];4)-2*POWER([.U41];3)+POWER([.U41];2)-3)" office:value-type="float" office:value="-0.517221610494865" calcext:value-type="float">
            <text:p>-0.51722161049486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6" table:number-rows-spanned="2">
            <text:p>Regular falsi Method</text:p>
          </table:table-cell>
          <table:covered-table-cell table:number-columns-repeated="5"/>
          <table:table-cell table:number-columns-repeated="6"/>
          <table:table-cell table:formula="of:=(POWER([.L43];4)-2 * POWER([.L43];3)+ POWER([.L43];2) - 3* [.L43] -3)/(4*POWER([.L43];3)-6 * POWER([.L43];2)+ 2*[.L43] - 3)" office:value-type="float" office:value="1" calcext:value-type="float">
            <text:p>1</text:p>
          </table:table-cell>
          <table:table-cell table:number-columns-repeated="6"/>
          <table:table-cell table:formula="of:=(1/4)*(POWER([.U42];4)-2*POWER([.U42];3)+POWER([.U42];2)-3)" office:value-type="float" office:value="-0.596045859667949" calcext:value-type="float">
            <text:p>-0.596045859667949</text:p>
          </table:table-cell>
        </table:table-row>
        <table:table-row table:style-name="ro1">
          <table:table-cell/>
          <table:covered-table-cell table:number-columns-repeated="6"/>
          <table:table-cell table:number-columns-repeated="6"/>
          <table:table-cell table:formula="of:=(POWER([.L44];4)-2 * POWER([.L44];3)+ POWER([.L44];2) - 3* [.L44] -3)/(4*POWER([.L44];3)-6 * POWER([.L44];2)+ 2*[.L44] - 3)" office:value-type="float" office:value="1" calcext:value-type="float">
            <text:p>1</text:p>
          </table:table-cell>
          <table:table-cell table:number-columns-repeated="6"/>
          <table:table-cell table:formula="of:=(1/4)*(POWER([.U43];4)-2*POWER([.U43];3)+POWER([.U43];2)-3)" office:value-type="float" office:value="-0.523749216604252" calcext:value-type="float">
            <text:p>-0.52374921660425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(A)</text:p>
          </table:table-cell>
          <table:table-cell office:value-type="string" calcext:value-type="string">
            <text:p>F(B)</text:p>
          </table:table-cell>
          <table:table-cell office:value-type="string" calcext:value-type="string">
            <text:p>F©</text:p>
          </table:table-cell>
          <table:table-cell table:number-columns-repeated="6"/>
          <table:table-cell table:formula="of:=(POWER([.L45];4)-2 * POWER([.L45];3)+ POWER([.L45];2) - 3* [.L45] -3)/(4*POWER([.L45];3)-6 * POWER([.L45];2)+ 2*[.L45] - 3)" office:value-type="float" office:value="1" calcext:value-type="float">
            <text:p>1</text:p>
          </table:table-cell>
          <table:table-cell table:number-columns-repeated="6"/>
          <table:table-cell table:formula="of:=(1/4)*(POWER([.U44];4)-2*POWER([.U44];3)+POWER([.U44];2)-3)" office:value-type="float" office:value="-0.590774078084104" calcext:value-type="float">
            <text:p>-0.5907740780841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46]-((([.C46]-[.B46])*[.E46])/([.F46]-[.E46]))" office:value-type="float" office:value="-0.2" calcext:value-type="float">
            <text:p>-0.2</text:p>
          </table:table-cell>
          <table:table-cell table:formula="of:=POWER([.B46];4)-2 * POWER([.B46];3)+ POWER([.B46];2) - 3* [.B46] -3" office:value-type="float" office:value="-6" calcext:value-type="float">
            <text:p>-6</text:p>
          </table:table-cell>
          <table:table-cell table:formula="of:=POWER([.C46];4)- 2 * POWER([.C46];3)+ POWER([.C46];2) - 3* [.C46] -3" office:value-type="float" office:value="4" calcext:value-type="float">
            <text:p>4</text:p>
          </table:table-cell>
          <table:table-cell table:formula="of:=POWER([.D46];4)- 2 * POWER([.D46];3)+ POWER([.D46];2) - 3* [.D46] -3" office:value-type="float" office:value="-2.3424" calcext:value-type="float">
            <text:p>-2.3424</text:p>
          </table:table-cell>
          <table:table-cell table:number-columns-repeated="6"/>
          <table:table-cell table:formula="of:=(POWER([.L46];4)-2 * POWER([.L46];3)+ POWER([.L46];2) - 3* [.L46] -3)/(4*POWER([.L46];3)-6 * POWER([.L46];2)+ 2*[.L46] - 3)" office:value-type="float" office:value="1" calcext:value-type="float">
            <text:p>1</text:p>
          </table:table-cell>
          <table:table-cell table:number-columns-repeated="6"/>
          <table:table-cell table:formula="of:=(1/4)*(POWER([.U45];4)-2*POWER([.U45];3)+POWER([.U45];2)-3)" office:value-type="float" office:value="-0.52919958674597" calcext:value-type="float">
            <text:p>-0.52919958674597</text:p>
          </table:table-cell>
        </table:table-row>
        <table:table-row table:style-name="ro1">
          <table:table-cell/>
          <table:table-cell table:formula="of:=IF([.G46]&gt;0;[.D46];[.B46])" office:value-type="float" office:value="1" calcext:value-type="float">
            <text:p>1</text:p>
          </table:table-cell>
          <table:table-cell table:formula="of:=IF([.G46]&lt;0;[.D46];[.C46])" office:value-type="float" office:value="-0.2" calcext:value-type="float">
            <text:p>-0.2</text:p>
          </table:table-cell>
          <table:table-cell table:formula="of:=[.B47]-((([.C47]-[.B47])*[.E47])/([.F47]-[.E47]))" office:value-type="float" office:value="-0.968503937007874" calcext:value-type="float">
            <text:p>-0.968503937007874</text:p>
          </table:table-cell>
          <table:table-cell table:formula="of:=POWER([.B47];4)-2 * POWER([.B47];3)+ POWER([.B47];2) - 3* [.B47] -3" office:value-type="float" office:value="-6" calcext:value-type="float">
            <text:p>-6</text:p>
          </table:table-cell>
          <table:table-cell table:formula="of:=POWER([.C47];4)- 2 * POWER([.C47];3)+ POWER([.C47];2) - 3* [.C47] -3" office:value-type="float" office:value="-2.3424" calcext:value-type="float">
            <text:p>-2.3424</text:p>
          </table:table-cell>
          <table:table-cell table:formula="of:=POWER([.D47];4)-2 * POWER([.D47];3)+ POWER([.D47];2) - 3* [.D47] -3" office:value-type="float" office:value="3.54026860003624" calcext:value-type="float">
            <text:p>3.54026860003624</text:p>
          </table:table-cell>
          <table:table-cell table:number-columns-repeated="6"/>
          <table:table-cell table:formula="of:=(POWER([.L47];4)-2 * POWER([.L47];3)+ POWER([.L47];2) - 3* [.L47] -3)/(4*POWER([.L47];3)-6 * POWER([.L47];2)+ 2*[.L47] - 3)" office:value-type="float" office:value="1" calcext:value-type="float">
            <text:p>1</text:p>
          </table:table-cell>
          <table:table-cell table:number-columns-repeated="6"/>
          <table:table-cell table:formula="of:=(1/4)*(POWER([.U46];4)-2*POWER([.U46];3)+POWER([.U46];2)-3)" office:value-type="float" office:value="-0.586277885355188" calcext:value-type="float">
            <text:p>-0.586277885355188</text:p>
          </table:table-cell>
        </table:table-row>
        <table:table-row table:style-name="ro1">
          <table:table-cell/>
          <table:table-cell table:formula="of:=IF([.G47]&gt;0;[.D47];[.B47])" office:value-type="float" office:value="-0.968503937007874" calcext:value-type="float">
            <text:p>-0.968503937007874</text:p>
          </table:table-cell>
          <table:table-cell table:formula="of:=IF([.G47]&lt;0;[.D47];[.C47])" office:value-type="float" office:value="-0.2" calcext:value-type="float">
            <text:p>-0.2</text:p>
          </table:table-cell>
          <table:table-cell table:formula="of:=[.B48]-((([.C48]-[.B48])*[.E48])/([.F48]-[.E48]))" office:value-type="float" office:value="-0.506007994745132" calcext:value-type="float">
            <text:p>-0.506007994745132</text:p>
          </table:table-cell>
          <table:table-cell table:formula="of:=POWER([.B48];4)-2 * POWER([.B48];3)+ POWER([.B48];2) - 3* [.B48] -3" office:value-type="float" office:value="3.54026860003624" calcext:value-type="float">
            <text:p>3.54026860003624</text:p>
          </table:table-cell>
          <table:table-cell table:formula="of:=POWER([.C48];4)- 2 * POWER([.C48];3)+ POWER([.C48];2) - 3* [.C48] -3" office:value-type="float" office:value="-2.3424" calcext:value-type="float">
            <text:p>-2.3424</text:p>
          </table:table-cell>
          <table:table-cell table:formula="of:=POWER([.D48];4)-2 * POWER([.D48];3)+ POWER([.D48];2) - 3* [.D48] -3" office:value-type="float" office:value="-0.901252634763234" calcext:value-type="float">
            <text:p>-0.901252634763234</text:p>
          </table:table-cell>
          <table:table-cell table:number-columns-repeated="6"/>
          <table:table-cell table:formula="of:=(POWER([.L48];4)-2 * POWER([.L48];3)+ POWER([.L48];2) - 3* [.L48] -3)/(4*POWER([.L48];3)-6 * POWER([.L48];2)+ 2*[.L48] - 3)" office:value-type="float" office:value="1" calcext:value-type="float">
            <text:p>1</text:p>
          </table:table-cell>
          <table:table-cell table:number-columns-repeated="6"/>
          <table:table-cell table:formula="of:=(1/4)*(POWER([.U47];4)-2*POWER([.U47];3)+POWER([.U47];2)-3)" office:value-type="float" office:value="-0.533775165441509" calcext:value-type="float">
            <text:p>-0.533775165441509</text:p>
          </table:table-cell>
        </table:table-row>
        <table:table-row table:style-name="ro1">
          <table:table-cell/>
          <table:table-cell table:formula="of:=IF([.G48]&gt;0;[.D48];[.B48])" office:value-type="float" office:value="-0.968503937007874" calcext:value-type="float">
            <text:p>-0.968503937007874</text:p>
          </table:table-cell>
          <table:table-cell table:formula="of:=IF([.G48]&lt;0;[.D48];[.C48])" office:value-type="float" office:value="-0.506007994745132" calcext:value-type="float">
            <text:p>-0.506007994745132</text:p>
          </table:table-cell>
          <table:table-cell table:formula="of:=[.B49]-((([.C49]-[.B49])*[.E49])/([.F49]-[.E49]))" office:value-type="float" office:value="-0.599855499799427" calcext:value-type="float">
            <text:p>-0.599855499799427</text:p>
          </table:table-cell>
          <table:table-cell table:formula="of:=POWER([.B49];4)-2 * POWER([.B49];3)+ POWER([.B49];2) - 3* [.B49] -3" office:value-type="float" office:value="3.54026860003624" calcext:value-type="float">
            <text:p>3.54026860003624</text:p>
          </table:table-cell>
          <table:table-cell table:formula="of:=POWER([.C49];4)- 2 * POWER([.C49];3)+ POWER([.C49];2) - 3* [.C49] -3" office:value-type="float" office:value="-0.901252634763234" calcext:value-type="float">
            <text:p>-0.901252634763234</text:p>
          </table:table-cell>
          <table:table-cell table:formula="of:=POWER([.D49];4)-2 * POWER([.D49];3)+ POWER([.D49];2) - 3* [.D49] -3" office:value-type="float" office:value="-0.279443728311333" calcext:value-type="float">
            <text:p>-0.279443728311333</text:p>
          </table:table-cell>
          <table:table-cell table:number-columns-repeated="6"/>
          <table:table-cell table:formula="of:=(POWER([.L49];4)-2 * POWER([.L49];3)+ POWER([.L49];2) - 3* [.L49] -3)/(4*POWER([.L49];3)-6 * POWER([.L49];2)+ 2*[.L49] - 3)" office:value-type="float" office:value="1" calcext:value-type="float">
            <text:p>1</text:p>
          </table:table-cell>
          <table:table-cell table:number-columns-repeated="6"/>
          <table:table-cell table:formula="of:=(1/4)*(POWER([.U48];4)-2*POWER([.U48];3)+POWER([.U48];2)-3)" office:value-type="float" office:value="-0.582436223690125" calcext:value-type="float">
            <text:p>-0.582436223690125</text:p>
          </table:table-cell>
        </table:table-row>
        <table:table-row table:style-name="ro1">
          <table:table-cell/>
          <table:table-cell table:formula="of:=IF([.G49]&gt;0;[.D49];[.B49])" office:value-type="float" office:value="-0.968503937007874" calcext:value-type="float">
            <text:p>-0.968503937007874</text:p>
          </table:table-cell>
          <table:table-cell table:formula="of:=IF([.G49]&lt;0;[.D49];[.C49])" office:value-type="float" office:value="-0.599855499799427" calcext:value-type="float">
            <text:p>-0.599855499799427</text:p>
          </table:table-cell>
          <table:table-cell table:formula="of:=[.B50]-((([.C50]-[.B50])*[.E50])/([.F50]-[.E50]))" office:value-type="float" office:value="-0.626825199314532" calcext:value-type="float">
            <text:p>-0.626825199314532</text:p>
          </table:table-cell>
          <table:table-cell table:formula="of:=POWER([.B50];4)-2 * POWER([.B50];3)+ POWER([.B50];2) - 3* [.B50] -3" office:value-type="float" office:value="3.54026860003624" calcext:value-type="float">
            <text:p>3.54026860003624</text:p>
          </table:table-cell>
          <table:table-cell table:formula="of:=POWER([.C50];4)- 2 * POWER([.C50];3)+ POWER([.C50];2) - 3* [.C50] -3" office:value-type="float" office:value="-0.279443728311333" calcext:value-type="float">
            <text:p>-0.279443728311333</text:p>
          </table:table-cell>
          <table:table-cell table:formula="of:=POWER([.D50];4)-2 * POWER([.D50];3)+ POWER([.D50];2) - 3* [.D50] -3" office:value-type="float" office:value="-0.0796648710343275" calcext:value-type="float">
            <text:p>-0.079664871034328</text:p>
          </table:table-cell>
          <table:table-cell table:number-columns-repeated="6"/>
          <table:table-cell table:formula="of:=(POWER([.L50];4)-2 * POWER([.L50];3)+ POWER([.L50];2) - 3* [.L50] -3)/(4*POWER([.L50];3)-6 * POWER([.L50];2)+ 2*[.L50] - 3)" office:value-type="float" office:value="1" calcext:value-type="float">
            <text:p>1</text:p>
          </table:table-cell>
          <table:table-cell table:number-columns-repeated="6"/>
          <table:table-cell table:formula="of:=(1/4)*(POWER([.U49];4)-2*POWER([.U49];3)+POWER([.U49];2)-3)" office:value-type="float" office:value="-0.537631942251235" calcext:value-type="float">
            <text:p>-0.537631942251235</text:p>
          </table:table-cell>
        </table:table-row>
        <table:table-row table:style-name="ro1">
          <table:table-cell/>
          <table:table-cell table:formula="of:=IF([.G50]&gt;0;[.D50];[.B50])" office:value-type="float" office:value="-0.968503937007874" calcext:value-type="float">
            <text:p>-0.968503937007874</text:p>
          </table:table-cell>
          <table:table-cell table:formula="of:=IF([.G50]&lt;0;[.D50];[.C50])" office:value-type="float" office:value="-0.626825199314532" calcext:value-type="float">
            <text:p>-0.626825199314532</text:p>
          </table:table-cell>
          <table:table-cell table:formula="of:=[.B51]-((([.C51]-[.B51])*[.E51])/([.F51]-[.E51]))" office:value-type="float" office:value="-0.634344617224016" calcext:value-type="float">
            <text:p>-0.634344617224016</text:p>
          </table:table-cell>
          <table:table-cell table:formula="of:=POWER([.B51];4)-2 * POWER([.B51];3)+ POWER([.B51];2) - 3* [.B51] -3" office:value-type="float" office:value="3.54026860003624" calcext:value-type="float">
            <text:p>3.54026860003624</text:p>
          </table:table-cell>
          <table:table-cell table:formula="of:=POWER([.C51];4)- 2 * POWER([.C51];3)+ POWER([.C51];2) - 3* [.C51] -3" office:value-type="float" office:value="-0.0796648710343275" calcext:value-type="float">
            <text:p>-0.079664871034328</text:p>
          </table:table-cell>
          <table:table-cell table:formula="of:=POWER([.D51];4)-2 * POWER([.D51];3)+ POWER([.D51];2) - 3* [.D51] -3" office:value-type="float" office:value="-0.0221410676957769" calcext:value-type="float">
            <text:p>-0.022141067695777</text:p>
          </table:table-cell>
          <table:table-cell table:number-columns-repeated="6"/>
          <table:table-cell table:formula="of:=(POWER([.L51];4)-2 * POWER([.L51];3)+ POWER([.L51];2) - 3* [.L51] -3)/(4*POWER([.L51];3)-6 * POWER([.L51];2)+ 2*[.L51] - 3)" office:value-type="float" office:value="1" calcext:value-type="float">
            <text:p>1</text:p>
          </table:table-cell>
          <table:table-cell table:number-columns-repeated="6"/>
          <table:table-cell table:formula="of:=(1/4)*(POWER([.U50];4)-2*POWER([.U50];3)+POWER([.U50];2)-3)" office:value-type="float" office:value="-0.579150024733253" calcext:value-type="float">
            <text:p>-0.579150024733253</text:p>
          </table:table-cell>
        </table:table-row>
        <table:table-row table:style-name="ro1">
          <table:table-cell/>
          <table:table-cell table:formula="of:=IF([.G51]&gt;0;[.D51];[.B51])" office:value-type="float" office:value="-0.968503937007874" calcext:value-type="float">
            <text:p>-0.968503937007874</text:p>
          </table:table-cell>
          <table:table-cell table:formula="of:=IF([.G51]&lt;0;[.D51];[.C51])" office:value-type="float" office:value="-0.634344617224016" calcext:value-type="float">
            <text:p>-0.634344617224016</text:p>
          </table:table-cell>
          <table:table-cell table:formula="of:=[.B52]-((([.C52]-[.B52])*[.E52])/([.F52]-[.E52]))" office:value-type="float" office:value="-0.636421482270596" calcext:value-type="float">
            <text:p>-0.636421482270596</text:p>
          </table:table-cell>
          <table:table-cell table:formula="of:=POWER([.B52];4)-2 * POWER([.B52];3)+ POWER([.B52];2) - 3* [.B52] -3" office:value-type="float" office:value="3.54026860003624" calcext:value-type="float">
            <text:p>3.54026860003624</text:p>
          </table:table-cell>
          <table:table-cell table:formula="of:=POWER([.C52];4)- 2 * POWER([.C52];3)+ POWER([.C52];2) - 3* [.C52] -3" office:value-type="float" office:value="-0.0221410676957769" calcext:value-type="float">
            <text:p>-0.022141067695777</text:p>
          </table:table-cell>
          <table:table-cell table:formula="of:=POWER([.D52];4)-2 * POWER([.D52];3)+ POWER([.D52];2) - 3* [.D52] -3" office:value-type="float" office:value="-0.00610956613483804" calcext:value-type="float">
            <text:p>-0.006109566134838</text:p>
          </table:table-cell>
          <table:table-cell table:number-columns-repeated="6"/>
          <table:table-cell table:formula="of:=(POWER([.L52];4)-2 * POWER([.L52];3)+ POWER([.L52];2) - 3* [.L52] -3)/(4*POWER([.L52];3)-6 * POWER([.L52];2)+ 2*[.L52] - 3)" office:value-type="float" office:value="1" calcext:value-type="float">
            <text:p>1</text:p>
          </table:table-cell>
          <table:table-cell table:number-columns-repeated="6"/>
          <table:table-cell table:formula="of:=(1/4)*(POWER([.U51];4)-2*POWER([.U51];3)+POWER([.U51];2)-3)" office:value-type="float" office:value="-0.540892817679077" calcext:value-type="float">
            <text:p>-0.540892817679077</text:p>
          </table:table-cell>
        </table:table-row>
        <table:table-row table:style-name="ro1">
          <table:table-cell/>
          <table:table-cell table:formula="of:=IF([.G52]&gt;0;[.D52];[.B52])" office:value-type="float" office:value="-0.968503937007874" calcext:value-type="float">
            <text:p>-0.968503937007874</text:p>
          </table:table-cell>
          <table:table-cell table:formula="of:=IF([.G52]&lt;0;[.D52];[.C52])" office:value-type="float" office:value="-0.636421482270596" calcext:value-type="float">
            <text:p>-0.636421482270596</text:p>
          </table:table-cell>
          <table:table-cell table:formula="of:=[.B53]-((([.C53]-[.B53])*[.E53])/([.F53]-[.E53]))" office:value-type="float" office:value="-0.636993581359968" calcext:value-type="float">
            <text:p>-0.636993581359968</text:p>
          </table:table-cell>
          <table:table-cell table:formula="of:=POWER([.B53];4)-2 * POWER([.B53];3)+ POWER([.B53];2) - 3* [.B53] -3" office:value-type="float" office:value="3.54026860003624" calcext:value-type="float">
            <text:p>3.54026860003624</text:p>
          </table:table-cell>
          <table:table-cell table:formula="of:=POWER([.C53];4)- 2 * POWER([.C53];3)+ POWER([.C53];2) - 3* [.C53] -3" office:value-type="float" office:value="-0.00610956613483804" calcext:value-type="float">
            <text:p>-0.006109566134838</text:p>
          </table:table-cell>
          <table:table-cell table:formula="of:=POWER([.D53];4)-2 * POWER([.D53];3)+ POWER([.D53];2) - 3* [.D53] -3" office:value-type="float" office:value="-0.00168250874656861" calcext:value-type="float">
            <text:p>-0.001682508746569</text:p>
          </table:table-cell>
          <table:table-cell table:number-columns-repeated="6"/>
          <table:table-cell table:formula="of:=(POWER([.L53];4)-2 * POWER([.L53];3)+ POWER([.L53];2) - 3* [.L53] -3)/(4*POWER([.L53];3)-6 * POWER([.L53];2)+ 2*[.L53] - 3)" office:value-type="float" office:value="1" calcext:value-type="float">
            <text:p>1</text:p>
          </table:table-cell>
          <table:table-cell table:number-columns-repeated="6"/>
          <table:table-cell table:formula="of:=(1/4)*(POWER([.U52];4)-2*POWER([.U52];3)+POWER([.U52];2)-3)" office:value-type="float" office:value="-0.5763369997779" calcext:value-type="float">
            <text:p>-0.5763369997779</text:p>
          </table:table-cell>
        </table:table-row>
        <table:table-row table:style-name="ro1">
          <table:table-cell/>
          <table:table-cell table:formula="of:=IF([.G53]&gt;0;[.D53];[.B53])" office:value-type="float" office:value="-0.968503937007874" calcext:value-type="float">
            <text:p>-0.968503937007874</text:p>
          </table:table-cell>
          <table:table-cell table:formula="of:=IF([.G53]&lt;0;[.D53];[.C53])" office:value-type="float" office:value="-0.636993581359968" calcext:value-type="float">
            <text:p>-0.636993581359968</text:p>
          </table:table-cell>
          <table:table-cell table:formula="of:=[.B54]-((([.C54]-[.B54])*[.E54])/([.F54]-[.E54]))" office:value-type="float" office:value="-0.637151056450907" calcext:value-type="float">
            <text:p>-0.637151056450907</text:p>
          </table:table-cell>
          <table:table-cell table:formula="of:=POWER([.B54];4)-2 * POWER([.B54];3)+ POWER([.B54];2) - 3* [.B54] -3" office:value-type="float" office:value="3.54026860003624" calcext:value-type="float">
            <text:p>3.54026860003624</text:p>
          </table:table-cell>
          <table:table-cell table:formula="of:=POWER([.C54];4)- 2 * POWER([.C54];3)+ POWER([.C54];2) - 3* [.C54] -3" office:value-type="float" office:value="-0.00168250874656861" calcext:value-type="float">
            <text:p>-0.001682508746569</text:p>
          </table:table-cell>
          <table:table-cell table:formula="of:=POWER([.D54];4)-2 * POWER([.D54];3)+ POWER([.D54];2) - 3* [.D54] -3" office:value-type="float" office:value="-0.000463090444417169" calcext:value-type="float">
            <text:p>-0.000463090444417</text:p>
          </table:table-cell>
          <table:table-cell table:number-columns-repeated="6"/>
          <table:table-cell table:formula="of:=(POWER([.L54];4)-2 * POWER([.L54];3)+ POWER([.L54];2) - 3* [.L54] -3)/(4*POWER([.L54];3)-6 * POWER([.L54];2)+ 2*[.L54] - 3)" office:value-type="float" office:value="1" calcext:value-type="float">
            <text:p>1</text:p>
          </table:table-cell>
          <table:table-cell table:number-columns-repeated="6"/>
          <table:table-cell table:formula="of:=(1/4)*(POWER([.U53];4)-2*POWER([.U53];3)+POWER([.U53];2)-3)" office:value-type="float" office:value="-0.543656330126016" calcext:value-type="float">
            <text:p>-0.543656330126016</text:p>
          </table:table-cell>
        </table:table-row>
        <table:table-row table:style-name="ro1">
          <table:table-cell/>
          <table:table-cell table:formula="of:=IF([.G54]&gt;0;[.D54];[.B54])" office:value-type="float" office:value="-0.968503937007874" calcext:value-type="float">
            <text:p>-0.968503937007874</text:p>
          </table:table-cell>
          <table:table-cell table:formula="of:=IF([.G54]&lt;0;[.D54];[.C54])" office:value-type="float" office:value="-0.637151056450907" calcext:value-type="float">
            <text:p>-0.637151056450907</text:p>
          </table:table-cell>
          <table:table-cell table:formula="of:=[.B55]-((([.C55]-[.B55])*[.E55])/([.F55]-[.E55]))" office:value-type="float" office:value="-0.63719439392071" calcext:value-type="float">
            <text:p>-0.63719439392071</text:p>
          </table:table-cell>
          <table:table-cell table:formula="of:=POWER([.B55];4)-2 * POWER([.B55];3)+ POWER([.B55];2) - 3* [.B55] -3" office:value-type="float" office:value="3.54026860003624" calcext:value-type="float">
            <text:p>3.54026860003624</text:p>
          </table:table-cell>
          <table:table-cell table:formula="of:=POWER([.C55];4)- 2 * POWER([.C55];3)+ POWER([.C55];2) - 3* [.C55] -3" office:value-type="float" office:value="-0.000463090444417169" calcext:value-type="float">
            <text:p>-0.000463090444417</text:p>
          </table:table-cell>
          <table:table-cell table:formula="of:=POWER([.D55];4)-2 * POWER([.D55];3)+ POWER([.D55];2) - 3* [.D55] -3" office:value-type="float" office:value="-0.000127440847123239" calcext:value-type="float">
            <text:p>-0.000127440847123</text:p>
          </table:table-cell>
          <table:table-cell table:number-columns-repeated="6"/>
          <table:table-cell table:formula="of:=(POWER([.L55];4)-2 * POWER([.L55];3)+ POWER([.L55];2) - 3* [.L55] -3)/(4*POWER([.L55];3)-6 * POWER([.L55];2)+ 2*[.L55] - 3)" office:value-type="float" office:value="1" calcext:value-type="float">
            <text:p>1</text:p>
          </table:table-cell>
          <table:table-cell table:number-columns-repeated="6"/>
          <table:table-cell table:formula="of:=(1/4)*(POWER([.U54];4)-2*POWER([.U54];3)+POWER([.U54];2)-3)" office:value-type="float" office:value="-0.573928062455191" calcext:value-type="float">
            <text:p>-0.573928062455191</text:p>
          </table:table-cell>
        </table:table-row>
        <table:table-row table:style-name="ro1">
          <table:table-cell/>
          <table:table-cell table:formula="of:=IF([.G55]&gt;0;[.D55];[.B55])" office:value-type="float" office:value="-0.968503937007874" calcext:value-type="float">
            <text:p>-0.968503937007874</text:p>
          </table:table-cell>
          <table:table-cell table:formula="of:=IF([.G55]&lt;0;[.D55];[.C55])" office:value-type="float" office:value="-0.63719439392071" calcext:value-type="float">
            <text:p>-0.63719439392071</text:p>
          </table:table-cell>
          <table:table-cell table:formula="of:=[.B56]-((([.C56]-[.B56])*[.E56])/([.F56]-[.E56]))" office:value-type="float" office:value="-0.637206319809323" calcext:value-type="float">
            <text:p>-0.637206319809323</text:p>
          </table:table-cell>
          <table:table-cell table:formula="of:=POWER([.B56];4)-2 * POWER([.B56];3)+ POWER([.B56];2) - 3* [.B56] -3" office:value-type="float" office:value="3.54026860003624" calcext:value-type="float">
            <text:p>3.54026860003624</text:p>
          </table:table-cell>
          <table:table-cell table:formula="of:=POWER([.C56];4)- 2 * POWER([.C56];3)+ POWER([.C56];2) - 3* [.C56] -3" office:value-type="float" office:value="-0.000127440847123239" calcext:value-type="float">
            <text:p>-0.000127440847123</text:p>
          </table:table-cell>
          <table:table-cell table:formula="of:=POWER([.D56];4)-2 * POWER([.D56];3)+ POWER([.D56];2) - 3* [.D56] -3" office:value-type="float" office:value="-0.0000350698096536206" calcext:value-type="float">
            <text:p>-3.50698096536206E-05</text:p>
          </table:table-cell>
          <table:table-cell table:number-columns-repeated="6"/>
          <table:table-cell table:formula="of:=(POWER([.L56];4)-2 * POWER([.L56];3)+ POWER([.L56];2) - 3* [.L56] -3)/(4*POWER([.L56];3)-6 * POWER([.L56];2)+ 2*[.L56] - 3)" office:value-type="float" office:value="1" calcext:value-type="float">
            <text:p>1</text:p>
          </table:table-cell>
          <table:table-cell table:number-columns-repeated="6"/>
          <table:table-cell table:formula="of:=(1/4)*(POWER([.U55];4)-2*POWER([.U55];3)+POWER([.U55];2)-3)" office:value-type="float" office:value="-0.546002574439182" calcext:value-type="float">
            <text:p>-0.546002574439182</text:p>
          </table:table-cell>
        </table:table-row>
        <table:table-row table:style-name="ro1">
          <table:table-cell/>
          <table:table-cell table:formula="of:=IF([.G56]&gt;0;[.D56];[.B56])" office:value-type="float" office:value="-0.968503937007874" calcext:value-type="float">
            <text:p>-0.968503937007874</text:p>
          </table:table-cell>
          <table:table-cell table:formula="of:=IF([.G56]&lt;0;[.D56];[.C56])" office:value-type="float" office:value="-0.637206319809323" calcext:value-type="float">
            <text:p>-0.637206319809323</text:p>
          </table:table-cell>
          <table:table-cell table:formula="of:=[.B57]-((([.C57]-[.B57])*[.E57])/([.F57]-[.E57]))" office:value-type="float" office:value="-0.637209601602485" calcext:value-type="float">
            <text:p>-0.637209601602485</text:p>
          </table:table-cell>
          <table:table-cell table:formula="of:=POWER([.B57];4)-2 * POWER([.B57];3)+ POWER([.B57];2) - 3* [.B57] -3" office:value-type="float" office:value="3.54026860003624" calcext:value-type="float">
            <text:p>3.54026860003624</text:p>
          </table:table-cell>
          <table:table-cell table:formula="of:=POWER([.C57];4)- 2 * POWER([.C57];3)+ POWER([.C57];2) - 3* [.C57] -3" office:value-type="float" office:value="-0.0000350698096536206" calcext:value-type="float">
            <text:p>-3.50698096536206E-05</text:p>
          </table:table-cell>
          <table:table-cell table:formula="of:=POWER([.D57];4)-2 * POWER([.D57];3)+ POWER([.D57];2) - 3* [.D57] -3" office:value-type="float" office:value="-0.00000965057510216028" calcext:value-type="float">
            <text:p>-9.65057510216028E-06</text:p>
          </table:table-cell>
          <table:table-cell table:number-columns-repeated="6"/>
          <table:table-cell table:formula="of:=(POWER([.L57];4)-2 * POWER([.L57];3)+ POWER([.L57];2) - 3* [.L57] -3)/(4*POWER([.L57];3)-6 * POWER([.L57];2)+ 2*[.L57] - 3)" office:value-type="float" office:value="1" calcext:value-type="float">
            <text:p>1</text:p>
          </table:table-cell>
          <table:table-cell table:number-columns-repeated="6"/>
          <table:table-cell table:formula="of:=(1/4)*(POWER([.U56];4)-2*POWER([.U56];3)+POWER([.U56];2)-3)" office:value-type="float" office:value="-0.571864771536883" calcext:value-type="float">
            <text:p>-0.571864771536883</text:p>
          </table:table-cell>
        </table:table-row>
        <table:table-row table:style-name="ro1">
          <table:table-cell/>
          <table:table-cell table:formula="of:=IF([.G57]&gt;0;[.D57];[.B57])" office:value-type="float" office:value="-0.968503937007874" calcext:value-type="float">
            <text:p>-0.968503937007874</text:p>
          </table:table-cell>
          <table:table-cell table:formula="of:=IF([.G57]&lt;0;[.D57];[.C57])" office:value-type="float" office:value="-0.637209601602485" calcext:value-type="float">
            <text:p>-0.637209601602485</text:p>
          </table:table-cell>
          <table:table-cell table:formula="of:=[.B58]-((([.C58]-[.B58])*[.E58])/([.F58]-[.E58]))" office:value-type="float" office:value="-0.637210504689937" calcext:value-type="float">
            <text:p>-0.637210504689937</text:p>
          </table:table-cell>
          <table:table-cell table:formula="of:=POWER([.B58];4)-2 * POWER([.B58];3)+ POWER([.B58];2) - 3* [.B58] -3" office:value-type="float" office:value="3.54026860003624" calcext:value-type="float">
            <text:p>3.54026860003624</text:p>
          </table:table-cell>
          <table:table-cell table:formula="of:=POWER([.C58];4)- 2 * POWER([.C58];3)+ POWER([.C58];2) - 3* [.C58] -3" office:value-type="float" office:value="-0.00000965057510216028" calcext:value-type="float">
            <text:p>-9.65057510216028E-06</text:p>
          </table:table-cell>
          <table:table-cell table:formula="of:=POWER([.D58];4)-2 * POWER([.D58];3)+ POWER([.D58];2) - 3* [.D58] -3" office:value-type="float" office:value="-0.00000265565474233398" calcext:value-type="float">
            <text:p>-2.65565474233398E-06</text:p>
          </table:table-cell>
          <table:table-cell table:number-columns-repeated="13"/>
          <table:table-cell table:formula="of:=(1/4)*(POWER([.U57];4)-2*POWER([.U57];3)+POWER([.U57];2)-3)" office:value-type="float" office:value="-0.547997354432101" calcext:value-type="float">
            <text:p>-0.547997354432101</text:p>
          </table:table-cell>
        </table:table-row>
        <table:table-row table:style-name="ro1">
          <table:table-cell/>
          <table:table-cell table:formula="of:=IF([.G58]&gt;0;[.D58];[.B58])" office:value-type="float" office:value="-0.968503937007874" calcext:value-type="float">
            <text:p>-0.968503937007874</text:p>
          </table:table-cell>
          <table:table-cell table:formula="of:=IF([.G58]&lt;0;[.D58];[.C58])" office:value-type="float" office:value="-0.637210504689937" calcext:value-type="float">
            <text:p>-0.637210504689937</text:p>
          </table:table-cell>
          <table:table-cell table:formula="of:=[.B59]-((([.C59]-[.B59])*[.E59])/([.F59]-[.E59]))" office:value-type="float" office:value="-0.637210753202243" calcext:value-type="float">
            <text:p>-0.637210753202243</text:p>
          </table:table-cell>
          <table:table-cell table:formula="of:=POWER([.B59];4)-2 * POWER([.B59];3)+ POWER([.B59];2) - 3* [.B59] -3" office:value-type="float" office:value="3.54026860003624" calcext:value-type="float">
            <text:p>3.54026860003624</text:p>
          </table:table-cell>
          <table:table-cell table:formula="of:=POWER([.C59];4)- 2 * POWER([.C59];3)+ POWER([.C59];2) - 3* [.C59] -3" office:value-type="float" office:value="-0.00000265565474233398" calcext:value-type="float">
            <text:p>-2.65565474233398E-06</text:p>
          </table:table-cell>
          <table:table-cell table:formula="of:=POWER([.D59];4)-2 * POWER([.D59];3)+ POWER([.D59];2) - 3* [.D59] -3" office:value-type="float" office:value="-0.000000730785048475013" calcext:value-type="float">
            <text:p>-7.30785048475013E-07</text:p>
          </table:table-cell>
          <table:table-cell table:number-columns-repeated="13"/>
          <table:table-cell table:formula="of:=(1/4)*(POWER([.U58];4)-2*POWER([.U58];3)+POWER([.U58];2)-3)" office:value-type="float" office:value="-0.570097432854975" calcext:value-type="float">
            <text:p>-0.570097432854975</text:p>
          </table:table-cell>
        </table:table-row>
        <table:table-row table:style-name="ro1">
          <table:table-cell/>
          <table:table-cell table:formula="of:=IF([.G59]&gt;0;[.D59];[.B59])" office:value-type="float" office:value="-0.968503937007874" calcext:value-type="float">
            <text:p>-0.968503937007874</text:p>
          </table:table-cell>
          <table:table-cell table:formula="of:=IF([.G59]&lt;0;[.D59];[.C59])" office:value-type="float" office:value="-0.637210753202243" calcext:value-type="float">
            <text:p>-0.637210753202243</text:p>
          </table:table-cell>
          <table:table-cell table:formula="of:=[.B60]-((([.C60]-[.B60])*[.E60])/([.F60]-[.E60]))" office:value-type="float" office:value="-0.63721082158803" calcext:value-type="float">
            <text:p>-0.63721082158803</text:p>
          </table:table-cell>
          <table:table-cell table:formula="of:=POWER([.B60];4)-2 * POWER([.B60];3)+ POWER([.B60];2) - 3* [.B60] -3" office:value-type="float" office:value="3.54026860003624" calcext:value-type="float">
            <text:p>3.54026860003624</text:p>
          </table:table-cell>
          <table:table-cell table:formula="of:=POWER([.C60];4)- 2 * POWER([.C60];3)+ POWER([.C60];2) - 3* [.C60] -3" office:value-type="float" office:value="-0.000000730785048475013" calcext:value-type="float">
            <text:p>-7.30785048475013E-07</text:p>
          </table:table-cell>
          <table:table-cell table:formula="of:=POWER([.D60];4)-2 * POWER([.D60];3)+ POWER([.D60];2) - 3* [.D60] -3" office:value-type="float" office:value="-0.000000201097925867089" calcext:value-type="float">
            <text:p>-2.01097925867089E-07</text:p>
          </table:table-cell>
          <table:table-cell table:number-columns-repeated="13"/>
          <table:table-cell table:formula="of:=(1/4)*(POWER([.U59];4)-2*POWER([.U59];3)+POWER([.U59];2)-3)" office:value-type="float" office:value="-0.549695186234324" calcext:value-type="float">
            <text:p>-0.549695186234324</text:p>
          </table:table-cell>
        </table:table-row>
        <table:table-row table:style-name="ro1">
          <table:table-cell/>
          <table:table-cell table:formula="of:=IF([.G60]&gt;0;[.D60];[.B60])" office:value-type="float" office:value="-0.968503937007874" calcext:value-type="float">
            <text:p>-0.968503937007874</text:p>
          </table:table-cell>
          <table:table-cell table:formula="of:=IF([.G60]&lt;0;[.D60];[.C60])" office:value-type="float" office:value="-0.63721082158803" calcext:value-type="float">
            <text:p>-0.63721082158803</text:p>
          </table:table-cell>
          <table:table-cell table:formula="of:=[.B61]-((([.C61]-[.B61])*[.E61])/([.F61]-[.E61]))" office:value-type="float" office:value="-0.637210840406477" calcext:value-type="float">
            <text:p>-0.637210840406477</text:p>
          </table:table-cell>
          <table:table-cell table:formula="of:=POWER([.B61];4)-2 * POWER([.B61];3)+ POWER([.B61];2) - 3* [.B61] -3" office:value-type="float" office:value="3.54026860003624" calcext:value-type="float">
            <text:p>3.54026860003624</text:p>
          </table:table-cell>
          <table:table-cell table:formula="of:=POWER([.C61];4)- 2 * POWER([.C61];3)+ POWER([.C61];2) - 3* [.C61] -3" office:value-type="float" office:value="-0.000000201097925867089" calcext:value-type="float">
            <text:p>-2.01097925867089E-07</text:p>
          </table:table-cell>
          <table:table-cell table:formula="of:=POWER([.D61];4)-2 * POWER([.D61];3)+ POWER([.D61];2) - 3* [.D61] -3" office:value-type="float" office:value="-0.0000000553382601964358" calcext:value-type="float">
            <text:p>-5.53382601964358E-08</text:p>
          </table:table-cell>
          <table:table-cell table:number-columns-repeated="13"/>
          <table:table-cell table:formula="of:=(1/4)*(POWER([.U60];4)-2*POWER([.U60];3)+POWER([.U60];2)-3)" office:value-type="float" office:value="-0.568583641913384" calcext:value-type="float">
            <text:p>-0.568583641913384</text:p>
          </table:table-cell>
        </table:table-row>
        <table:table-row table:style-name="ro1">
          <table:table-cell/>
          <table:table-cell table:formula="of:=IF([.G61]&gt;0;[.D61];[.B61])" office:value-type="float" office:value="-0.968503937007874" calcext:value-type="float">
            <text:p>-0.968503937007874</text:p>
          </table:table-cell>
          <table:table-cell table:formula="of:=IF([.G61]&lt;0;[.D61];[.C61])" office:value-type="float" office:value="-0.637210840406477" calcext:value-type="float">
            <text:p>-0.637210840406477</text:p>
          </table:table-cell>
          <table:table-cell table:formula="of:=[.B62]-((([.C62]-[.B62])*[.E62])/([.F62]-[.E62]))" office:value-type="float" office:value="-0.637210845584949" calcext:value-type="float">
            <text:p>-0.637210845584949</text:p>
          </table:table-cell>
          <table:table-cell table:formula="of:=POWER([.B62];4)-2 * POWER([.B62];3)+ POWER([.B62];2) - 3* [.B62] -3" office:value-type="float" office:value="3.54026860003624" calcext:value-type="float">
            <text:p>3.54026860003624</text:p>
          </table:table-cell>
          <table:table-cell table:formula="of:=POWER([.C62];4)- 2 * POWER([.C62];3)+ POWER([.C62];2) - 3* [.C62] -3" office:value-type="float" office:value="-0.0000000553382601964358" calcext:value-type="float">
            <text:p>-5.53382601964358E-08</text:p>
          </table:table-cell>
          <table:table-cell table:formula="of:=POWER([.D62];4)-2 * POWER([.D62];3)+ POWER([.D62];2) - 3* [.D62] -3" office:value-type="float" office:value="-0.0000000152280184018139" calcext:value-type="float">
            <text:p>-1.52280184018139E-08</text:p>
          </table:table-cell>
          <table:table-cell table:number-columns-repeated="13"/>
          <table:table-cell table:formula="of:=(1/4)*(POWER([.U61];4)-2*POWER([.U61];3)+POWER([.U61];2)-3)" office:value-type="float" office:value="-0.551141529944602" calcext:value-type="float">
            <text:p>-0.551141529944602</text:p>
          </table:table-cell>
        </table:table-row>
        <table:table-row table:style-name="ro1">
          <table:table-cell/>
          <table:table-cell table:formula="of:=IF([.G62]&gt;0;[.D62];[.B62])" office:value-type="float" office:value="-0.968503937007874" calcext:value-type="float">
            <text:p>-0.968503937007874</text:p>
          </table:table-cell>
          <table:table-cell table:formula="of:=IF([.G62]&lt;0;[.D62];[.C62])" office:value-type="float" office:value="-0.637210845584949" calcext:value-type="float">
            <text:p>-0.637210845584949</text:p>
          </table:table-cell>
          <table:table-cell table:formula="of:=[.B63]-((([.C63]-[.B63])*[.E63])/([.F63]-[.E63]))" office:value-type="float" office:value="-0.637210847009964" calcext:value-type="float">
            <text:p>-0.637210847009964</text:p>
          </table:table-cell>
          <table:table-cell table:formula="of:=POWER([.B63];4)-2 * POWER([.B63];3)+ POWER([.B63];2) - 3* [.B63] -3" office:value-type="float" office:value="3.54026860003624" calcext:value-type="float">
            <text:p>3.54026860003624</text:p>
          </table:table-cell>
          <table:table-cell table:formula="of:=POWER([.C63];4)- 2 * POWER([.C63];3)+ POWER([.C63];2) - 3* [.C63] -3" office:value-type="float" office:value="-0.0000000152280184018139" calcext:value-type="float">
            <text:p>-1.52280184018139E-08</text:p>
          </table:table-cell>
          <table:table-cell table:formula="of:=POWER([.D63];4)-2 * POWER([.D63];3)+ POWER([.D63];2) - 3* [.D63] -3" office:value-type="float" office:value="-0.00000000419045598221146" calcext:value-type="float">
            <text:p>-4.19045598221146E-09</text:p>
          </table:table-cell>
          <table:table-cell table:number-columns-repeated="13"/>
          <table:table-cell table:formula="of:=(1/4)*(POWER([.U62];4)-2*POWER([.U62];3)+POWER([.U62];2)-3)" office:value-type="float" office:value="-0.567287131846244" calcext:value-type="float">
            <text:p>-0.567287131846244</text:p>
          </table:table-cell>
        </table:table-row>
        <table:table-row table:style-name="ro1">
          <table:table-cell/>
          <table:table-cell table:formula="of:=IF([.G63]&gt;0;[.D63];[.B63])" office:value-type="float" office:value="-0.968503937007874" calcext:value-type="float">
            <text:p>-0.968503937007874</text:p>
          </table:table-cell>
          <table:table-cell table:formula="of:=IF([.G63]&lt;0;[.D63];[.C63])" office:value-type="float" office:value="-0.637210847009964" calcext:value-type="float">
            <text:p>-0.637210847009964</text:p>
          </table:table-cell>
          <table:table-cell table:formula="of:=[.B64]-((([.C64]-[.B64])*[.E64])/([.F64]-[.E64]))" office:value-type="float" office:value="-0.637210847402101" calcext:value-type="float">
            <text:p>-0.637210847402101</text:p>
          </table:table-cell>
          <table:table-cell table:formula="of:=POWER([.B64];4)-2 * POWER([.B64];3)+ POWER([.B64];2) - 3* [.B64] -3" office:value-type="float" office:value="3.54026860003624" calcext:value-type="float">
            <text:p>3.54026860003624</text:p>
          </table:table-cell>
          <table:table-cell table:formula="of:=POWER([.C64];4)- 2 * POWER([.C64];3)+ POWER([.C64];2) - 3* [.C64] -3" office:value-type="float" office:value="-0.00000000419045598221146" calcext:value-type="float">
            <text:p>-4.19045598221146E-09</text:p>
          </table:table-cell>
          <table:table-cell table:formula="of:=POWER([.D64];4)-2 * POWER([.D64];3)+ POWER([.D64];2) - 3* [.D64] -3" office:value-type="float" office:value="-0.00000000115313136817008" calcext:value-type="float">
            <text:p>-1.15313136817008E-09</text:p>
          </table:table-cell>
          <table:table-cell table:number-columns-repeated="13"/>
          <table:table-cell table:formula="of:=(1/4)*(POWER([.U63];4)-2*POWER([.U63];3)+POWER([.U63];2)-3)" office:value-type="float" office:value="-0.552374487615943" calcext:value-type="float">
            <text:p>-0.552374487615943</text:p>
          </table:table-cell>
        </table:table-row>
        <table:table-row table:style-name="ro1">
          <table:table-cell/>
          <table:table-cell table:formula="of:=IF([.G64]&gt;0;[.D64];[.B64])" office:value-type="float" office:value="-0.968503937007874" calcext:value-type="float">
            <text:p>-0.968503937007874</text:p>
          </table:table-cell>
          <table:table-cell table:formula="of:=IF([.G64]&lt;0;[.D64];[.C64])" office:value-type="float" office:value="-0.637210847402101" calcext:value-type="float">
            <text:p>-0.637210847402101</text:p>
          </table:table-cell>
          <table:table-cell table:formula="of:=[.B65]-((([.C65]-[.B65])*[.E65])/([.F65]-[.E65]))" office:value-type="float" office:value="-0.63721084751001" calcext:value-type="float">
            <text:p>-0.63721084751001</text:p>
          </table:table-cell>
          <table:table-cell table:formula="of:=POWER([.B65];4)-2 * POWER([.B65];3)+ POWER([.B65];2) - 3* [.B65] -3" office:value-type="float" office:value="3.54026860003624" calcext:value-type="float">
            <text:p>3.54026860003624</text:p>
          </table:table-cell>
          <table:table-cell table:formula="of:=POWER([.C65];4)- 2 * POWER([.C65];3)+ POWER([.C65];2) - 3* [.C65] -3" office:value-type="float" office:value="-0.00000000115313136817008" calcext:value-type="float">
            <text:p>-1.15313136817008E-09</text:p>
          </table:table-cell>
          <table:table-cell table:formula="of:=POWER([.D65];4)-2 * POWER([.D65];3)+ POWER([.D65];2) - 3* [.D65] -3" office:value-type="float" office:value="-0.000000000317319504006264" calcext:value-type="float">
            <text:p>-3.17319504006264E-10</text:p>
          </table:table-cell>
          <table:table-cell table:number-columns-repeated="13"/>
          <table:table-cell table:formula="of:=(1/4)*(POWER([.U64];4)-2*POWER([.U64];3)+POWER([.U64];2)-3)" office:value-type="float" office:value="-0.566176840822464" calcext:value-type="float">
            <text:p>-0.566176840822464</text:p>
          </table:table-cell>
        </table:table-row>
        <table:table-row table:style-name="ro1">
          <table:table-cell/>
          <table:table-cell table:formula="of:=IF([.G65]&gt;0;[.D65];[.B65])" office:value-type="float" office:value="-0.968503937007874" calcext:value-type="float">
            <text:p>-0.968503937007874</text:p>
          </table:table-cell>
          <table:table-cell table:formula="of:=IF([.G65]&lt;0;[.D65];[.C65])" office:value-type="float" office:value="-0.63721084751001" calcext:value-type="float">
            <text:p>-0.63721084751001</text:p>
          </table:table-cell>
          <table:table-cell table:formula="of:=[.B66]-((([.C66]-[.B66])*[.E66])/([.F66]-[.E66]))" office:value-type="float" office:value="-0.637210847539704" calcext:value-type="float">
            <text:p>-0.637210847539704</text:p>
          </table:table-cell>
          <table:table-cell table:formula="of:=POWER([.B66];4)-2 * POWER([.B66];3)+ POWER([.B66];2) - 3* [.B66] -3" office:value-type="float" office:value="3.54026860003624" calcext:value-type="float">
            <text:p>3.54026860003624</text:p>
          </table:table-cell>
          <table:table-cell table:formula="of:=POWER([.C66];4)- 2 * POWER([.C66];3)+ POWER([.C66];2) - 3* [.C66] -3" office:value-type="float" office:value="-0.000000000317319504006264" calcext:value-type="float">
            <text:p>-3.17319504006264E-10</text:p>
          </table:table-cell>
          <table:table-cell table:formula="of:=POWER([.D66];4)-2 * POWER([.D66];3)+ POWER([.D66];2) - 3* [.D66] -3" office:value-type="float" office:value="-0.0000000000873203731543981" calcext:value-type="float">
            <text:p>-8.73203731543981E-11</text:p>
          </table:table-cell>
          <table:table-cell table:number-columns-repeated="13"/>
          <table:table-cell table:formula="of:=(1/4)*(POWER([.U65];4)-2*POWER([.U65];3)+POWER([.U65];2)-3)" office:value-type="float" office:value="-0.553426121890827" calcext:value-type="float">
            <text:p>-0.553426121890827</text:p>
          </table:table-cell>
        </table:table-row>
        <table:table-row table:style-name="ro1">
          <table:table-cell/>
          <table:table-cell table:formula="of:=IF([.G66]&gt;0;[.D66];[.B66])" office:value-type="float" office:value="-0.968503937007874" calcext:value-type="float">
            <text:p>-0.968503937007874</text:p>
          </table:table-cell>
          <table:table-cell table:formula="of:=IF([.G66]&lt;0;[.D66];[.C66])" office:value-type="float" office:value="-0.637210847539704" calcext:value-type="float">
            <text:p>-0.637210847539704</text:p>
          </table:table-cell>
          <table:table-cell table:formula="of:=[.B67]-((([.C67]-[.B67])*[.E67])/([.F67]-[.E67]))" office:value-type="float" office:value="-0.637210847547875" calcext:value-type="float">
            <text:p>-0.637210847547875</text:p>
          </table:table-cell>
          <table:table-cell table:formula="of:=POWER([.B67];4)-2 * POWER([.B67];3)+ POWER([.B67];2) - 3* [.B67] -3" office:value-type="float" office:value="3.54026860003624" calcext:value-type="float">
            <text:p>3.54026860003624</text:p>
          </table:table-cell>
          <table:table-cell table:formula="of:=POWER([.C67];4)- 2 * POWER([.C67];3)+ POWER([.C67];2) - 3* [.C67] -3" office:value-type="float" office:value="-0.0000000000873203731543981" calcext:value-type="float">
            <text:p>-8.73203731543981E-11</text:p>
          </table:table-cell>
          <table:table-cell table:formula="of:=POWER([.D67];4)-2 * POWER([.D67];3)+ POWER([.D67];2) - 3* [.D67] -3" office:value-type="float" office:value="-0.0000000000240283348773573" calcext:value-type="float">
            <text:p>-2.40283348773573E-11</text:p>
          </table:table-cell>
          <table:table-cell table:number-columns-repeated="13"/>
          <table:table-cell table:formula="of:=(1/4)*(POWER([.U66];4)-2*POWER([.U66];3)+POWER([.U66];2)-3)" office:value-type="float" office:value="-0.565226142937034" calcext:value-type="float">
            <text:p>-0.565226142937034</text:p>
          </table:table-cell>
        </table:table-row>
        <table:table-row table:style-name="ro1">
          <table:table-cell/>
          <table:table-cell table:formula="of:=IF([.G67]&gt;0;[.D67];[.B67])" office:value-type="float" office:value="-0.968503937007874" calcext:value-type="float">
            <text:p>-0.968503937007874</text:p>
          </table:table-cell>
          <table:table-cell table:formula="of:=IF([.G67]&lt;0;[.D67];[.C67])" office:value-type="float" office:value="-0.637210847547875" calcext:value-type="float">
            <text:p>-0.637210847547875</text:p>
          </table:table-cell>
          <table:table-cell table:formula="of:=[.B68]-((([.C68]-[.B68])*[.E68])/([.F68]-[.E68]))" office:value-type="float" office:value="-0.637210847550124" calcext:value-type="float">
            <text:p>-0.637210847550124</text:p>
          </table:table-cell>
          <table:table-cell table:formula="of:=POWER([.B68];4)-2 * POWER([.B68];3)+ POWER([.B68];2) - 3* [.B68] -3" office:value-type="float" office:value="3.54026860003624" calcext:value-type="float">
            <text:p>3.54026860003624</text:p>
          </table:table-cell>
          <table:table-cell table:formula="of:=POWER([.C68];4)- 2 * POWER([.C68];3)+ POWER([.C68];2) - 3* [.C68] -3" office:value-type="float" office:value="-0.0000000000240283348773573" calcext:value-type="float">
            <text:p>-2.40283348773573E-11</text:p>
          </table:table-cell>
          <table:table-cell table:formula="of:=POWER([.D68];4)-2 * POWER([.D68];3)+ POWER([.D68];2) - 3* [.D68] -3" office:value-type="float" office:value="-0.00000000000661248833466743" calcext:value-type="float">
            <text:p>-6.61248833466743E-12</text:p>
          </table:table-cell>
          <table:table-cell table:number-columns-repeated="13"/>
          <table:table-cell table:formula="of:=(1/4)*(POWER([.U67];4)-2*POWER([.U67];3)+POWER([.U67];2)-3)" office:value-type="float" office:value="-0.554323497997542" calcext:value-type="float">
            <text:p>-0.554323497997542</text:p>
          </table:table-cell>
        </table:table-row>
        <table:table-row table:style-name="ro1">
          <table:table-cell/>
          <table:table-cell table:formula="of:=IF([.G68]&gt;0;[.D68];[.B68])" office:value-type="float" office:value="-0.968503937007874" calcext:value-type="float">
            <text:p>-0.968503937007874</text:p>
          </table:table-cell>
          <table:table-cell table:formula="of:=IF([.G68]&lt;0;[.D68];[.C68])" office:value-type="float" office:value="-0.637210847550124" calcext:value-type="float">
            <text:p>-0.637210847550124</text:p>
          </table:table-cell>
          <table:table-cell table:formula="of:=[.B69]-((([.C69]-[.B69])*[.E69])/([.F69]-[.E69]))" office:value-type="float" office:value="-0.637210847550743" calcext:value-type="float">
            <text:p>-0.637210847550743</text:p>
          </table:table-cell>
          <table:table-cell table:formula="of:=POWER([.B69];4)-2 * POWER([.B69];3)+ POWER([.B69];2) - 3* [.B69] -3" office:value-type="float" office:value="3.54026860003624" calcext:value-type="float">
            <text:p>3.54026860003624</text:p>
          </table:table-cell>
          <table:table-cell table:formula="of:=POWER([.C69];4)- 2 * POWER([.C69];3)+ POWER([.C69];2) - 3* [.C69] -3" office:value-type="float" office:value="-0.00000000000661248833466743" calcext:value-type="float">
            <text:p>-6.61248833466743E-12</text:p>
          </table:table-cell>
          <table:table-cell table:formula="of:=POWER([.D69];4)-2 * POWER([.D69];3)+ POWER([.D69];2) - 3* [.D69] -3" office:value-type="float" office:value="-0.00000000000181898940354586" calcext:value-type="float">
            <text:p>-1.81898940354586E-12</text:p>
          </table:table-cell>
          <table:table-cell table:number-columns-repeated="13"/>
          <table:table-cell table:formula="of:=(1/4)*(POWER([.U68];4)-2*POWER([.U68];3)+POWER([.U68];2)-3)" office:value-type="float" office:value="-0.564412205043492" calcext:value-type="float">
            <text:p>-0.564412205043492</text:p>
          </table:table-cell>
        </table:table-row>
        <table:table-row table:style-name="ro1">
          <table:table-cell table:number-columns-repeated="20"/>
          <table:table-cell table:formula="of:=(1/4)*(POWER([.U69];4)-2*POWER([.U69];3)+POWER([.U69];2)-3)" office:value-type="float" office:value="-0.555089519220931" calcext:value-type="float">
            <text:p>-0.555089519220931</text:p>
          </table:table-cell>
        </table:table-row>
        <table:table-row table:style-name="ro1">
          <table:table-cell table:number-columns-repeated="20"/>
          <table:table-cell table:formula="of:=(1/4)*(POWER([.U70];4)-2*POWER([.U70];3)+POWER([.U70];2)-3)" office:value-type="float" office:value="-0.563715443486993" calcext:value-type="float">
            <text:p>-0.563715443486993</text:p>
          </table:table-cell>
        </table:table-row>
        <table:table-row table:style-name="ro1">
          <table:table-cell table:number-columns-repeated="20"/>
          <table:table-cell table:formula="of:=(1/4)*(POWER([.U71];4)-2*POWER([.U71];3)+POWER([.U71];2)-3)" office:value-type="float" office:value="-0.555743604895514" calcext:value-type="float">
            <text:p>-0.555743604895514</text:p>
          </table:table-cell>
        </table:table-row>
        <table:table-row table:style-name="ro1">
          <table:table-cell table:number-columns-repeated="20"/>
          <table:table-cell table:formula="of:=(1/4)*(POWER([.U72];4)-2*POWER([.U72];3)+POWER([.U72];2)-3)" office:value-type="float" office:value="-0.563119062016818" calcext:value-type="float">
            <text:p>-0.563119062016818</text:p>
          </table:table-cell>
        </table:table-row>
        <table:table-row table:style-name="ro1">
          <table:table-cell table:number-columns-repeated="20"/>
          <table:table-cell table:formula="of:=(1/4)*(POWER([.U73];4)-2*POWER([.U73];3)+POWER([.U73];2)-3)" office:value-type="float" office:value="-0.556302246053104" calcext:value-type="float">
            <text:p>-0.556302246053104</text:p>
          </table:table-cell>
        </table:table-row>
        <table:table-row table:style-name="ro1">
          <table:table-cell table:number-columns-repeated="20"/>
          <table:table-cell table:formula="of:=(1/4)*(POWER([.U74];4)-2*POWER([.U74];3)+POWER([.U74];2)-3)" office:value-type="float" office:value="-0.562608656917821" calcext:value-type="float">
            <text:p>-0.562608656917821</text:p>
          </table:table-cell>
        </table:table-row>
        <table:table-row table:style-name="ro1">
          <table:table-cell table:number-columns-repeated="20"/>
          <table:table-cell table:formula="of:=(1/4)*(POWER([.U75];4)-2*POWER([.U75];3)+POWER([.U75];2)-3)" office:value-type="float" office:value="-0.55677946446287" calcext:value-type="float">
            <text:p>-0.55677946446287</text:p>
          </table:table-cell>
        </table:table-row>
        <table:table-row table:style-name="ro1">
          <table:table-cell table:number-columns-repeated="20"/>
          <table:table-cell table:formula="of:=(1/4)*(POWER([.U76];4)-2*POWER([.U76];3)+POWER([.U76];2)-3)" office:value-type="float" office:value="-0.562171878582733" calcext:value-type="float">
            <text:p>-0.562171878582733</text:p>
          </table:table-cell>
        </table:table-row>
        <table:table-row table:style-name="ro1">
          <table:table-cell table:number-columns-repeated="20"/>
          <table:table-cell table:formula="of:=(1/4)*(POWER([.U77];4)-2*POWER([.U77];3)+POWER([.U77];2)-3)" office:value-type="float" office:value="-0.557187194322118" calcext:value-type="float">
            <text:p>-0.557187194322118</text:p>
          </table:table-cell>
        </table:table-row>
        <table:table-row table:style-name="ro1">
          <table:table-cell table:number-columns-repeated="20"/>
          <table:table-cell table:formula="of:=(1/4)*(POWER([.U78];4)-2*POWER([.U78];3)+POWER([.U78];2)-3)" office:value-type="float" office:value="-0.561798140945834" calcext:value-type="float">
            <text:p>-0.561798140945834</text:p>
          </table:table-cell>
        </table:table-row>
        <table:table-row table:style-name="ro1">
          <table:table-cell table:number-columns-repeated="20"/>
          <table:table-cell table:formula="of:=(1/4)*(POWER([.U79];4)-2*POWER([.U79];3)+POWER([.U79];2)-3)" office:value-type="float" office:value="-0.557535601290236" calcext:value-type="float">
            <text:p>-0.557535601290236</text:p>
          </table:table-cell>
        </table:table-row>
        <table:table-row table:style-name="ro1">
          <table:table-cell table:number-columns-repeated="20"/>
          <table:table-cell table:formula="of:=(1/4)*(POWER([.U80];4)-2*POWER([.U80];3)+POWER([.U80];2)-3)" office:value-type="float" office:value="-0.561478371774887" calcext:value-type="float">
            <text:p>-0.561478371774887</text:p>
          </table:table-cell>
        </table:table-row>
        <table:table-row table:style-name="ro1">
          <table:table-cell table:number-columns-repeated="20"/>
          <table:table-cell table:formula="of:=(1/4)*(POWER([.U81];4)-2*POWER([.U81];3)+POWER([.U81];2)-3)" office:value-type="float" office:value="-0.557833350272465" calcext:value-type="float">
            <text:p>-0.557833350272465</text:p>
          </table:table-cell>
        </table:table-row>
        <table:table-row table:style-name="ro1">
          <table:table-cell table:number-columns-repeated="20"/>
          <table:table-cell table:formula="of:=(1/4)*(POWER([.U82];4)-2*POWER([.U82];3)+POWER([.U82];2)-3)" office:value-type="float" office:value="-0.561204797993332" calcext:value-type="float">
            <text:p>-0.561204797993332</text:p>
          </table:table-cell>
        </table:table-row>
        <table:table-row table:style-name="ro1">
          <table:table-cell table:number-columns-repeated="20"/>
          <table:table-cell table:formula="of:=(1/4)*(POWER([.U83];4)-2*POWER([.U83];3)+POWER([.U83];2)-3)" office:value-type="float" office:value="-0.558087830946927" calcext:value-type="float">
            <text:p>-0.558087830946927</text:p>
          </table:table-cell>
        </table:table-row>
        <table:table-row table:style-name="ro1">
          <table:table-cell table:number-columns-repeated="20"/>
          <table:table-cell table:formula="of:=(1/4)*(POWER([.U84];4)-2*POWER([.U84];3)+POWER([.U84];2)-3)" office:value-type="float" office:value="-0.560970761113927" calcext:value-type="float">
            <text:p>-0.560970761113927</text:p>
          </table:table-cell>
        </table:table-row>
        <table:table-row table:style-name="ro1">
          <table:table-cell table:number-columns-repeated="20"/>
          <table:table-cell table:formula="of:=(1/4)*(POWER([.U85];4)-2*POWER([.U85];3)+POWER([.U85];2)-3)" office:value-type="float" office:value="-0.558305348221102" calcext:value-type="float">
            <text:p>-0.558305348221102</text:p>
          </table:table-cell>
        </table:table-row>
        <table:table-row table:style-name="ro1">
          <table:table-cell table:number-columns-repeated="20"/>
          <table:table-cell table:formula="of:=(1/4)*(POWER([.U86];4)-2*POWER([.U86];3)+POWER([.U86];2)-3)" office:value-type="float" office:value="-0.560770558592015" calcext:value-type="float">
            <text:p>-0.560770558592015</text:p>
          </table:table-cell>
        </table:table-row>
        <table:table-row table:style-name="ro1">
          <table:table-cell table:number-columns-repeated="20"/>
          <table:table-cell table:formula="of:=(1/4)*(POWER([.U87];4)-2*POWER([.U87];3)+POWER([.U87];2)-3)" office:value-type="float" office:value="-0.558491283425837" calcext:value-type="float">
            <text:p>-0.558491283425837</text:p>
          </table:table-cell>
        </table:table-row>
        <table:table-row table:style-name="ro1">
          <table:table-cell table:number-columns-repeated="20"/>
          <table:table-cell table:formula="of:=(1/4)*(POWER([.U88];4)-2*POWER([.U88];3)+POWER([.U88];2)-3)" office:value-type="float" office:value="-0.560599307503491" calcext:value-type="float">
            <text:p>-0.560599307503491</text:p>
          </table:table-cell>
        </table:table-row>
        <table:table-row table:style-name="ro1">
          <table:table-cell table:number-columns-repeated="20"/>
          <table:table-cell table:formula="of:=(1/4)*(POWER([.U89];4)-2*POWER([.U89];3)+POWER([.U89];2)-3)" office:value-type="float" office:value="-0.558650230986585" calcext:value-type="float">
            <text:p>-0.558650230986585</text:p>
          </table:table-cell>
        </table:table-row>
        <table:table-row table:style-name="ro1">
          <table:table-cell table:number-columns-repeated="20"/>
          <table:table-cell table:formula="of:=(1/4)*(POWER([.U90];4)-2*POWER([.U90];3)+POWER([.U90];2)-3)" office:value-type="float" office:value="-0.560452827452638" calcext:value-type="float">
            <text:p>-0.560452827452638</text:p>
          </table:table-cell>
        </table:table-row>
        <table:table-row table:style-name="ro1">
          <table:table-cell table:number-columns-repeated="20"/>
          <table:table-cell table:formula="of:=(1/4)*(POWER([.U91];4)-2*POWER([.U91];3)+POWER([.U91];2)-3)" office:value-type="float" office:value="-0.558786114470947" calcext:value-type="float">
            <text:p>-0.558786114470947</text:p>
          </table:table-cell>
        </table:table-row>
        <table:table-row table:style-name="ro1">
          <table:table-cell table:number-columns-repeated="20"/>
          <table:table-cell table:formula="of:=(1/4)*(POWER([.U92];4)-2*POWER([.U92];3)+POWER([.U92];2)-3)" office:value-type="float" office:value="-0.560327540039924" calcext:value-type="float">
            <text:p>-0.560327540039924</text:p>
          </table:table-cell>
        </table:table-row>
        <table:table-row table:style-name="ro1">
          <table:table-cell table:number-columns-repeated="20"/>
          <table:table-cell table:formula="of:=(1/4)*(POWER([.U93];4)-2*POWER([.U93];3)+POWER([.U93];2)-3)" office:value-type="float" office:value="-0.558902285241561" calcext:value-type="float">
            <text:p>-0.558902285241561</text:p>
          </table:table-cell>
        </table:table-row>
        <table:table-row table:style-name="ro1">
          <table:table-cell table:number-columns-repeated="20"/>
          <table:table-cell table:formula="of:=(1/4)*(POWER([.U94];4)-2*POWER([.U94];3)+POWER([.U94];2)-3)" office:value-type="float" office:value="-0.560220382584284" calcext:value-type="float">
            <text:p>-0.560220382584284</text:p>
          </table:table-cell>
        </table:table-row>
        <table:table-row table:style-name="ro1">
          <table:table-cell table:number-columns-repeated="20"/>
          <table:table-cell table:formula="of:=(1/4)*(POWER([.U95];4)-2*POWER([.U95];3)+POWER([.U95];2)-3)" office:value-type="float" office:value="-0.559001606403224" calcext:value-type="float">
            <text:p>-0.559001606403224</text:p>
          </table:table-cell>
        </table:table-row>
        <table:table-row table:style-name="ro1">
          <table:table-cell table:number-columns-repeated="20"/>
          <table:table-cell table:formula="of:=(1/4)*(POWER([.U96];4)-2*POWER([.U96];3)+POWER([.U96];2)-3)" office:value-type="float" office:value="-0.5601287341088" calcext:value-type="float">
            <text:p>-0.5601287341088</text:p>
          </table:table-cell>
        </table:table-row>
        <table:table-row table:style-name="ro1">
          <table:table-cell table:number-columns-repeated="20"/>
          <table:table-cell table:formula="of:=(1/4)*(POWER([.U97];4)-2*POWER([.U97];3)+POWER([.U97];2)-3)" office:value-type="float" office:value="-0.55908652429356" calcext:value-type="float">
            <text:p>-0.55908652429356</text:p>
          </table:table-cell>
        </table:table-row>
        <table:table-row table:style-name="ro1">
          <table:table-cell table:number-columns-repeated="20"/>
          <table:table-cell table:formula="of:=(1/4)*(POWER([.U98];4)-2*POWER([.U98];3)+POWER([.U98];2)-3)" office:value-type="float" office:value="-0.560050351870727" calcext:value-type="float">
            <text:p>-0.560050351870727</text:p>
          </table:table-cell>
        </table:table-row>
        <table:table-row table:style-name="ro1">
          <table:table-cell table:number-columns-repeated="20"/>
          <table:table-cell table:formula="of:=(1/4)*(POWER([.U99];4)-2*POWER([.U99];3)+POWER([.U99];2)-3)" office:value-type="float" office:value="-0.559159129405843" calcext:value-type="float">
            <text:p>-0.559159129405843</text:p>
          </table:table-cell>
        </table:table-row>
        <table:table-row table:style-name="ro1">
          <table:table-cell table:number-columns-repeated="20"/>
          <table:table-cell table:formula="of:=(1/4)*(POWER([.U100];4)-2*POWER([.U100];3)+POWER([.U100];2)-3)" office:value-type="float" office:value="-0.559983316952555" calcext:value-type="float">
            <text:p>-0.559983316952555</text:p>
          </table:table-cell>
        </table:table-row>
        <table:table-row table:style-name="ro1">
          <table:table-cell table:number-columns-repeated="20"/>
          <table:table-cell table:formula="of:=(1/4)*(POWER([.U101];4)-2*POWER([.U101];3)+POWER([.U101];2)-3)" office:value-type="float" office:value="-0.559221208334571" calcext:value-type="float">
            <text:p>-0.559221208334571</text:p>
          </table:table-cell>
        </table:table-row>
        <table:table-row table:style-name="ro1">
          <table:table-cell table:number-columns-repeated="20"/>
          <table:table-cell table:formula="of:=(1/4)*(POWER([.U102];4)-2*POWER([.U102];3)+POWER([.U102];2)-3)" office:value-type="float" office:value="-0.559925987635172" calcext:value-type="float">
            <text:p>-0.559925987635172</text:p>
          </table:table-cell>
        </table:table-row>
        <table:table-row table:style-name="ro1">
          <table:table-cell table:number-columns-repeated="20"/>
          <table:table-cell table:formula="of:=(1/4)*(POWER([.U103];4)-2*POWER([.U103];3)+POWER([.U103];2)-3)" office:value-type="float" office:value="-0.559274288086852" calcext:value-type="float">
            <text:p>-0.559274288086852</text:p>
          </table:table-cell>
        </table:table-row>
        <table:table-row table:style-name="ro1">
          <table:table-cell table:number-columns-repeated="20"/>
          <table:table-cell table:formula="of:=(1/4)*(POWER([.U104];4)-2*POWER([.U104];3)+POWER([.U104];2)-3)" office:value-type="float" office:value="-0.559876959451228" calcext:value-type="float">
            <text:p>-0.559876959451228</text:p>
          </table:table-cell>
        </table:table-row>
        <table:table-row table:style-name="ro1">
          <table:table-cell table:number-columns-repeated="20"/>
          <table:table-cell table:formula="of:=(1/4)*(POWER([.U105];4)-2*POWER([.U105];3)+POWER([.U105];2)-3)" office:value-type="float" office:value="-0.559319673895926" calcext:value-type="float">
            <text:p>-0.559319673895926</text:p>
          </table:table-cell>
        </table:table-row>
        <table:table-row table:style-name="ro1">
          <table:table-cell table:number-columns-repeated="20"/>
          <table:table-cell table:formula="of:=(1/4)*(POWER([.U106];4)-2*POWER([.U106];3)+POWER([.U106];2)-3)" office:value-type="float" office:value="-0.559835030970148" calcext:value-type="float">
            <text:p>-0.559835030970148</text:p>
          </table:table-cell>
        </table:table-row>
        <table:table-row table:style-name="ro1">
          <table:table-cell table:number-columns-repeated="20"/>
          <table:table-cell table:formula="of:=(1/4)*(POWER([.U107];4)-2*POWER([.U107];3)+POWER([.U107];2)-3)" office:value-type="float" office:value="-0.559358481499962" calcext:value-type="float">
            <text:p>-0.559358481499962</text:p>
          </table:table-cell>
        </table:table-row>
        <table:table-row table:style-name="ro1">
          <table:table-cell table:number-columns-repeated="20"/>
          <table:table-cell table:formula="of:=(1/4)*(POWER([.U108];4)-2*POWER([.U108];3)+POWER([.U108];2)-3)" office:value-type="float" office:value="-0.559799174498788" calcext:value-type="float">
            <text:p>-0.559799174498788</text:p>
          </table:table-cell>
        </table:table-row>
        <table:table-row table:style-name="ro1">
          <table:table-cell table:number-columns-repeated="20"/>
          <table:table-cell table:formula="of:=(1/4)*(POWER([.U109];4)-2*POWER([.U109];3)+POWER([.U109];2)-3)" office:value-type="float" office:value="-0.559391664703608" calcext:value-type="float">
            <text:p>-0.559391664703608</text:p>
          </table:table-cell>
        </table:table-row>
        <table:table-row table:style-name="ro1">
          <table:table-cell table:number-columns-repeated="20"/>
          <table:table-cell table:formula="of:=(1/4)*(POWER([.U110];4)-2*POWER([.U110];3)+POWER([.U110];2)-3)" office:value-type="float" office:value="-0.559768510996337" calcext:value-type="float">
            <text:p>-0.559768510996337</text:p>
          </table:table-cell>
        </table:table-row>
        <table:table-row table:style-name="ro1">
          <table:table-cell table:number-columns-repeated="20"/>
          <table:table-cell table:formula="of:=(1/4)*(POWER([.U111];4)-2*POWER([.U111];3)+POWER([.U111];2)-3)" office:value-type="float" office:value="-0.559420038916961" calcext:value-type="float">
            <text:p>-0.559420038916961</text:p>
          </table:table-cell>
        </table:table-row>
        <table:table-row table:style-name="ro1">
          <table:table-cell table:number-columns-repeated="20"/>
          <table:table-cell table:formula="of:=(1/4)*(POWER([.U112];4)-2*POWER([.U112];3)+POWER([.U112];2)-3)" office:value-type="float" office:value="-0.5597422886009" calcext:value-type="float">
            <text:p>-0.5597422886009</text:p>
          </table:table-cell>
        </table:table-row>
        <table:table-row table:style-name="ro1">
          <table:table-cell table:number-columns-repeated="20"/>
          <table:table-cell table:formula="of:=(1/4)*(POWER([.U113];4)-2*POWER([.U113];3)+POWER([.U113];2)-3)" office:value-type="float" office:value="-0.559444301262867" calcext:value-type="float">
            <text:p>-0.559444301262867</text:p>
          </table:table-cell>
        </table:table-row>
        <table:table-row table:style-name="ro1">
          <table:table-cell table:number-columns-repeated="20"/>
          <table:table-cell table:formula="of:=(1/4)*(POWER([.U114];4)-2*POWER([.U114];3)+POWER([.U114];2)-3)" office:value-type="float" office:value="-0.559719864250422" calcext:value-type="float">
            <text:p>-0.559719864250422</text:p>
          </table:table-cell>
        </table:table-row>
        <table:table-row table:style-name="ro1">
          <table:table-cell table:number-columns-repeated="20"/>
          <table:table-cell table:formula="of:=(1/4)*(POWER([.U115];4)-2*POWER([.U115];3)+POWER([.U115];2)-3)" office:value-type="float" office:value="-0.559465047755573" calcext:value-type="float">
            <text:p>-0.559465047755573</text:p>
          </table:table-cell>
        </table:table-row>
        <table:table-row table:style-name="ro1">
          <table:table-cell table:number-columns-repeated="20"/>
          <table:table-cell table:formula="of:=(1/4)*(POWER([.U116];4)-2*POWER([.U116];3)+POWER([.U116];2)-3)" office:value-type="float" office:value="-0.55970068795407" calcext:value-type="float">
            <text:p>-0.55970068795407</text:p>
          </table:table-cell>
        </table:table-row>
        <table:table-row table:style-name="ro1">
          <table:table-cell table:number-columns-repeated="20"/>
          <table:table-cell table:formula="of:=(1/4)*(POWER([.U117];4)-2*POWER([.U117];3)+POWER([.U117];2)-3)" office:value-type="float" office:value="-0.559482787979297" calcext:value-type="float">
            <text:p>-0.559482787979297</text:p>
          </table:table-cell>
        </table:table-row>
        <table:table-row table:style-name="ro1">
          <table:table-cell table:number-columns-repeated="20"/>
          <table:table-cell table:formula="of:=(1/4)*(POWER([.U118];4)-2*POWER([.U118];3)+POWER([.U118];2)-3)" office:value-type="float" office:value="-0.559684289333294" calcext:value-type="float">
            <text:p>-0.559684289333294</text:p>
          </table:table-cell>
        </table:table-row>
        <table:table-row table:style-name="ro1">
          <table:table-cell table:number-columns-repeated="20"/>
          <table:table-cell table:formula="of:=(1/4)*(POWER([.U119];4)-2*POWER([.U119];3)+POWER([.U119];2)-3)" office:value-type="float" office:value="-0.559497957631993" calcext:value-type="float">
            <text:p>-0.559497957631993</text:p>
          </table:table-cell>
        </table:table-row>
        <table:table-row table:style-name="ro1">
          <table:table-cell table:number-columns-repeated="20"/>
          <table:table-cell table:formula="of:=(1/4)*(POWER([.U120];4)-2*POWER([.U120];3)+POWER([.U120];2)-3)" office:value-type="float" office:value="-0.559670266106147" calcext:value-type="float">
            <text:p>-0.559670266106147</text:p>
          </table:table-cell>
        </table:table-row>
        <table:table-row table:style-name="ro1">
          <table:table-cell table:number-columns-repeated="20"/>
          <table:table-cell table:formula="of:=(1/4)*(POWER([.U121];4)-2*POWER([.U121];3)+POWER([.U121];2)-3)" office:value-type="float" office:value="-0.559510929245831" calcext:value-type="float">
            <text:p>-0.559510929245831</text:p>
          </table:table-cell>
        </table:table-row>
        <table:table-row table:style-name="ro1">
          <table:table-cell table:number-columns-repeated="20"/>
          <table:table-cell table:formula="of:=(1/4)*(POWER([.U122];4)-2*POWER([.U122];3)+POWER([.U122];2)-3)" office:value-type="float" office:value="-0.559658274235086" calcext:value-type="float">
            <text:p>-0.559658274235086</text:p>
          </table:table-cell>
        </table:table-row>
        <table:table-row table:style-name="ro1">
          <table:table-cell table:number-columns-repeated="20"/>
          <table:table-cell table:formula="of:=(1/4)*(POWER([.U123];4)-2*POWER([.U123];3)+POWER([.U123];2)-3)" office:value-type="float" office:value="-0.559522021350171" calcext:value-type="float">
            <text:p>-0.559522021350171</text:p>
          </table:table-cell>
        </table:table-row>
        <table:table-row table:style-name="ro1">
          <table:table-cell table:number-columns-repeated="20"/>
          <table:table-cell table:formula="of:=(1/4)*(POWER([.U124];4)-2*POWER([.U124];3)+POWER([.U124];2)-3)" office:value-type="float" office:value="-0.559648019498554" calcext:value-type="float">
            <text:p>-0.559648019498554</text:p>
          </table:table-cell>
        </table:table-row>
        <table:table-row table:style-name="ro1">
          <table:table-cell table:number-columns-repeated="20"/>
          <table:table-cell table:formula="of:=(1/4)*(POWER([.U125];4)-2*POWER([.U125];3)+POWER([.U125];2)-3)" office:value-type="float" office:value="-0.559531506303864" calcext:value-type="float">
            <text:p>-0.559531506303864</text:p>
          </table:table-cell>
        </table:table-row>
        <table:table-row table:style-name="ro1">
          <table:table-cell table:number-columns-repeated="20"/>
          <table:table-cell table:formula="of:=(1/4)*(POWER([.U126];4)-2*POWER([.U126];3)+POWER([.U126];2)-3)" office:value-type="float" office:value="-0.559639250281017" calcext:value-type="float">
            <text:p>-0.559639250281017</text:p>
          </table:table-cell>
        </table:table-row>
        <table:table-row table:style-name="ro1">
          <table:table-cell table:number-columns-repeated="20"/>
          <table:table-cell table:formula="of:=(1/4)*(POWER([.U127];4)-2*POWER([.U127];3)+POWER([.U127];2)-3)" office:value-type="float" office:value="-0.559539616990517" calcext:value-type="float">
            <text:p>-0.559539616990517</text:p>
          </table:table-cell>
        </table:table-row>
        <table:table-row table:style-name="ro1">
          <table:table-cell table:number-columns-repeated="20"/>
          <table:table-cell table:formula="of:=(1/4)*(POWER([.U128];4)-2*POWER([.U128];3)+POWER([.U128];2)-3)" office:value-type="float" office:value="-0.559631751405627" calcext:value-type="float">
            <text:p>-0.559631751405627</text:p>
          </table:table-cell>
        </table:table-row>
        <table:table-row table:style-name="ro1">
          <table:table-cell table:number-columns-repeated="20"/>
          <table:table-cell table:formula="of:=(1/4)*(POWER([.U129];4)-2*POWER([.U129];3)+POWER([.U129];2)-3)" office:value-type="float" office:value="-0.55954655254209" calcext:value-type="float">
            <text:p>-0.55954655254209</text:p>
          </table:table-cell>
        </table:table-row>
        <table:table-row table:style-name="ro1">
          <table:table-cell table:number-columns-repeated="20"/>
          <table:table-cell table:formula="of:=(1/4)*(POWER([.U130];4)-2*POWER([.U130];3)+POWER([.U130];2)-3)" office:value-type="float" office:value="-0.559625338858985" calcext:value-type="float">
            <text:p>-0.559625338858985</text:p>
          </table:table-cell>
        </table:table-row>
        <table:table-row table:style-name="ro1">
          <table:table-cell table:number-columns-repeated="20"/>
          <table:table-cell table:formula="of:=(1/4)*(POWER([.U131];4)-2*POWER([.U131];3)+POWER([.U131];2)-3)" office:value-type="float" office:value="-0.559552483232037" calcext:value-type="float">
            <text:p>-0.559552483232037</text:p>
          </table:table-cell>
        </table:table-row>
        <table:table-row table:style-name="ro1">
          <table:table-cell table:number-columns-repeated="20"/>
          <table:table-cell table:formula="of:=(1/4)*(POWER([.U132];4)-2*POWER([.U132];3)+POWER([.U132];2)-3)" office:value-type="float" office:value="-0.559619855279123" calcext:value-type="float">
            <text:p>-0.559619855279123</text:p>
          </table:table-cell>
        </table:table-row>
        <table:table-row table:style-name="ro1">
          <table:table-cell table:number-columns-repeated="20"/>
          <table:table-cell table:formula="of:=(1/4)*(POWER([.U133];4)-2*POWER([.U133];3)+POWER([.U133];2)-3)" office:value-type="float" office:value="-0.559557554658655" calcext:value-type="float">
            <text:p>-0.559557554658655</text:p>
          </table:table-cell>
        </table:table-row>
        <table:table-row table:style-name="ro1">
          <table:table-cell table:number-columns-repeated="20"/>
          <table:table-cell table:formula="of:=(1/4)*(POWER([.U134];4)-2*POWER([.U134];3)+POWER([.U134];2)-3)" office:value-type="float" office:value="-0.559615166096414" calcext:value-type="float">
            <text:p>-0.559615166096414</text:p>
          </table:table-cell>
        </table:table-row>
        <table:table-row table:style-name="ro1">
          <table:table-cell table:number-columns-repeated="20"/>
          <table:table-cell table:formula="of:=(1/4)*(POWER([.U135];4)-2*POWER([.U135];3)+POWER([.U135];2)-3)" office:value-type="float" office:value="-0.559561891321703" calcext:value-type="float">
            <text:p>-0.559561891321703</text:p>
          </table:table-cell>
        </table:table-row>
        <table:table-row table:style-name="ro1">
          <table:table-cell table:number-columns-repeated="20"/>
          <table:table-cell table:formula="of:=(1/4)*(POWER([.U136];4)-2*POWER([.U136];3)+POWER([.U136];2)-3)" office:value-type="float" office:value="-0.559611156233019" calcext:value-type="float">
            <text:p>-0.559611156233019</text:p>
          </table:table-cell>
        </table:table-row>
        <table:table-row table:style-name="ro1">
          <table:table-cell table:number-columns-repeated="20"/>
          <table:table-cell table:formula="of:=(1/4)*(POWER([.U137];4)-2*POWER([.U137];3)+POWER([.U137];2)-3)" office:value-type="float" office:value="-0.559565599680379" calcext:value-type="float">
            <text:p>-0.559565599680379</text:p>
          </table:table-cell>
        </table:table-row>
        <table:table-row table:style-name="ro1">
          <table:table-cell table:number-columns-repeated="20"/>
          <table:table-cell table:formula="of:=(1/4)*(POWER([.U138];4)-2*POWER([.U138];3)+POWER([.U138];2)-3)" office:value-type="float" office:value="-0.559607727280101" calcext:value-type="float">
            <text:p>-0.559607727280101</text:p>
          </table:table-cell>
        </table:table-row>
        <table:table-row table:style-name="ro1">
          <table:table-cell table:number-columns-repeated="20"/>
          <table:table-cell table:formula="of:=(1/4)*(POWER([.U139];4)-2*POWER([.U139];3)+POWER([.U139];2)-3)" office:value-type="float" office:value="-0.559568770767914" calcext:value-type="float">
            <text:p>-0.559568770767914</text:p>
          </table:table-cell>
        </table:table-row>
        <table:table-row table:style-name="ro1">
          <table:table-cell table:number-columns-repeated="20"/>
          <table:table-cell table:formula="of:=(1/4)*(POWER([.U140];4)-2*POWER([.U140];3)+POWER([.U140];2)-3)" office:value-type="float" office:value="-0.559604795083695" calcext:value-type="float">
            <text:p>-0.559604795083695</text:p>
          </table:table-cell>
        </table:table-row>
        <table:table-row table:style-name="ro1">
          <table:table-cell table:number-columns-repeated="20"/>
          <table:table-cell table:formula="of:=(1/4)*(POWER([.U141];4)-2*POWER([.U141];3)+POWER([.U141];2)-3)" office:value-type="float" office:value="-0.559571482427122" calcext:value-type="float">
            <text:p>-0.559571482427122</text:p>
          </table:table-cell>
        </table:table-row>
        <table:table-row table:style-name="ro1">
          <table:table-cell table:number-columns-repeated="20"/>
          <table:table-cell table:formula="of:=(1/4)*(POWER([.U142];4)-2*POWER([.U142];3)+POWER([.U142];2)-3)" office:value-type="float" office:value="-0.559602287680112" calcext:value-type="float">
            <text:p>-0.559602287680112</text:p>
          </table:table-cell>
        </table:table-row>
        <table:table-row table:style-name="ro1">
          <table:table-cell table:number-columns-repeated="20"/>
          <table:table-cell table:formula="of:=(1/4)*(POWER([.U143];4)-2*POWER([.U143];3)+POWER([.U143];2)-3)" office:value-type="float" office:value="-0.55957380122188" calcext:value-type="float">
            <text:p>-0.55957380122188</text:p>
          </table:table-cell>
        </table:table-row>
        <table:table-row table:style-name="ro1">
          <table:table-cell table:number-columns-repeated="20"/>
          <table:table-cell table:formula="of:=(1/4)*(POWER([.U144];4)-2*POWER([.U144];3)+POWER([.U144];2)-3)" office:value-type="float" office:value="-0.559600143530293" calcext:value-type="float">
            <text:p>-0.559600143530293</text:p>
          </table:table-cell>
        </table:table-row>
        <table:table-row table:style-name="ro1">
          <table:table-cell table:number-columns-repeated="20"/>
          <table:table-cell table:formula="of:=(1/4)*(POWER([.U145];4)-2*POWER([.U145];3)+POWER([.U145];2)-3)" office:value-type="float" office:value="-0.559575784071552" calcext:value-type="float">
            <text:p>-0.559575784071552</text:p>
          </table:table-cell>
        </table:table-row>
        <table:table-row table:style-name="ro1">
          <table:table-cell table:number-columns-repeated="20"/>
          <table:table-cell table:formula="of:=(1/4)*(POWER([.U146];4)-2*POWER([.U146];3)+POWER([.U146];2)-3)" office:value-type="float" office:value="-0.559598310009848" calcext:value-type="float">
            <text:p>-0.559598310009848</text:p>
          </table:table-cell>
        </table:table-row>
        <table:table-row table:style-name="ro1">
          <table:table-cell table:number-columns-repeated="20"/>
          <table:table-cell table:formula="of:=(1/4)*(POWER([.U147];4)-2*POWER([.U147];3)+POWER([.U147];2)-3)" office:value-type="float" office:value="-0.559577479648513" calcext:value-type="float">
            <text:p>-0.559577479648513</text:p>
          </table:table-cell>
        </table:table-row>
        <table:table-row table:style-name="ro1">
          <table:table-cell table:number-columns-repeated="20"/>
          <table:table-cell table:formula="of:=(1/4)*(POWER([.U148];4)-2*POWER([.U148];3)+POWER([.U148];2)-3)" office:value-type="float" office:value="-0.559596742117763" calcext:value-type="float">
            <text:p>-0.559596742117763</text:p>
          </table:table-cell>
        </table:table-row>
        <table:table-row table:style-name="ro1">
          <table:table-cell table:number-columns-repeated="20"/>
          <table:table-cell table:formula="of:=(1/4)*(POWER([.U149];4)-2*POWER([.U149];3)+POWER([.U149];2)-3)" office:value-type="float" office:value="-0.559578929573141" calcext:value-type="float">
            <text:p>-0.559578929573141</text:p>
          </table:table-cell>
        </table:table-row>
        <table:table-row table:style-name="ro1">
          <table:table-cell table:number-columns-repeated="20"/>
          <table:table-cell table:formula="of:=(1/4)*(POWER([.U150];4)-2*POWER([.U150];3)+POWER([.U150];2)-3)" office:value-type="float" office:value="-0.559595401372131" calcext:value-type="float">
            <text:p>-0.559595401372131</text:p>
          </table:table-cell>
        </table:table-row>
        <table:table-row table:style-name="ro1">
          <table:table-cell table:number-columns-repeated="20"/>
          <table:table-cell table:formula="of:=(1/4)*(POWER([.U151];4)-2*POWER([.U151];3)+POWER([.U151];2)-3)" office:value-type="float" office:value="-0.559580169435627" calcext:value-type="float">
            <text:p>-0.559580169435627</text:p>
          </table:table-cell>
        </table:table-row>
        <table:table-row table:style-name="ro1">
          <table:table-cell table:number-columns-repeated="20"/>
          <table:table-cell table:formula="of:=(1/4)*(POWER([.U152];4)-2*POWER([.U152];3)+POWER([.U152];2)-3)" office:value-type="float" office:value="-0.559594254865809" calcext:value-type="float">
            <text:p>-0.559594254865809</text:p>
          </table:table-cell>
        </table:table-row>
        <table:table-row table:style-name="ro1">
          <table:table-cell table:number-columns-repeated="20"/>
          <table:table-cell table:formula="of:=(1/4)*(POWER([.U153];4)-2*POWER([.U153];3)+POWER([.U153];2)-3)" office:value-type="float" office:value="-0.559581229669712" calcext:value-type="float">
            <text:p>-0.559581229669712</text:p>
          </table:table-cell>
        </table:table-row>
        <table:table-row table:style-name="ro1">
          <table:table-cell table:number-columns-repeated="20"/>
          <table:table-cell table:formula="of:=(1/4)*(POWER([.U154];4)-2*POWER([.U154];3)+POWER([.U154];2)-3)" office:value-type="float" office:value="-0.559593274458863" calcext:value-type="float">
            <text:p>-0.559593274458863</text:p>
          </table:table-cell>
        </table:table-row>
        <table:table-row table:style-name="ro1">
          <table:table-cell table:number-columns-repeated="20"/>
          <table:table-cell table:formula="of:=(1/4)*(POWER([.U155];4)-2*POWER([.U155];3)+POWER([.U155];2)-3)" office:value-type="float" office:value="-0.559582136299806" calcext:value-type="float">
            <text:p>-0.559582136299806</text:p>
          </table:table-cell>
        </table:table-row>
        <table:table-row table:style-name="ro1">
          <table:table-cell table:number-columns-repeated="20"/>
          <table:table-cell table:formula="of:=(1/4)*(POWER([.U156];4)-2*POWER([.U156];3)+POWER([.U156];2)-3)" office:value-type="float" office:value="-0.559592436087976" calcext:value-type="float">
            <text:p>-0.559592436087976</text:p>
          </table:table-cell>
        </table:table-row>
        <table:table-row table:style-name="ro1">
          <table:table-cell table:number-columns-repeated="20"/>
          <table:table-cell table:formula="of:=(1/4)*(POWER([.U157];4)-2*POWER([.U157];3)+POWER([.U157];2)-3)" office:value-type="float" office:value="-0.559582911579854" calcext:value-type="float">
            <text:p>-0.559582911579854</text:p>
          </table:table-cell>
        </table:table-row>
        <table:table-row table:style-name="ro1">
          <table:table-cell table:number-columns-repeated="20"/>
          <table:table-cell table:formula="of:=(1/4)*(POWER([.U158];4)-2*POWER([.U158];3)+POWER([.U158];2)-3)" office:value-type="float" office:value="-0.559591719175898" calcext:value-type="float">
            <text:p>-0.559591719175898</text:p>
          </table:table-cell>
        </table:table-row>
        <table:table-row table:style-name="ro1">
          <table:table-cell table:number-columns-repeated="20"/>
          <table:table-cell table:formula="of:=(1/4)*(POWER([.U159];4)-2*POWER([.U159];3)+POWER([.U159];2)-3)" office:value-type="float" office:value="-0.559583574539628" calcext:value-type="float">
            <text:p>-0.559583574539628</text:p>
          </table:table-cell>
        </table:table-row>
        <table:table-row table:style-name="ro1">
          <table:table-cell table:number-columns-repeated="20"/>
          <table:table-cell table:formula="of:=(1/4)*(POWER([.U160];4)-2*POWER([.U160];3)+POWER([.U160];2)-3)" office:value-type="float" office:value="-0.55959110612643" calcext:value-type="float">
            <text:p>-0.55959110612643</text:p>
          </table:table-cell>
        </table:table-row>
        <table:table-row table:style-name="ro1">
          <table:table-cell table:number-columns-repeated="20"/>
          <table:table-cell table:formula="of:=(1/4)*(POWER([.U161];4)-2*POWER([.U161];3)+POWER([.U161];2)-3)" office:value-type="float" office:value="-0.559584141451858" calcext:value-type="float">
            <text:p>-0.559584141451858</text:p>
          </table:table-cell>
        </table:table-row>
        <table:table-row table:style-name="ro1">
          <table:table-cell table:number-columns-repeated="20"/>
          <table:table-cell table:formula="of:=(1/4)*(POWER([.U162];4)-2*POWER([.U162];3)+POWER([.U162];2)-3)" office:value-type="float" office:value="-0.559590581892568" calcext:value-type="float">
            <text:p>-0.559590581892568</text:p>
          </table:table-cell>
        </table:table-row>
        <table:table-row table:style-name="ro1">
          <table:table-cell table:number-columns-repeated="20"/>
          <table:table-cell table:formula="of:=(1/4)*(POWER([.U163];4)-2*POWER([.U163];3)+POWER([.U163];2)-3)" office:value-type="float" office:value="-0.559584626231689" calcext:value-type="float">
            <text:p>-0.559584626231689</text:p>
          </table:table-cell>
        </table:table-row>
        <table:table-row table:style-name="ro1">
          <table:table-cell table:number-columns-repeated="20"/>
          <table:table-cell table:formula="of:=(1/4)*(POWER([.U164];4)-2*POWER([.U164];3)+POWER([.U164];2)-3)" office:value-type="float" office:value="-0.559590133607208" calcext:value-type="float">
            <text:p>-0.559590133607208</text:p>
          </table:table-cell>
        </table:table-row>
        <table:table-row table:style-name="ro1">
          <table:table-cell table:number-columns-repeated="20"/>
          <table:table-cell table:formula="of:=(1/4)*(POWER([.U165];4)-2*POWER([.U165];3)+POWER([.U165];2)-3)" office:value-type="float" office:value="-0.559585040778252" calcext:value-type="float">
            <text:p>-0.559585040778252</text:p>
          </table:table-cell>
        </table:table-row>
        <table:table-row table:style-name="ro1">
          <table:table-cell table:number-columns-repeated="20"/>
          <table:table-cell table:formula="of:=(1/4)*(POWER([.U166];4)-2*POWER([.U166];3)+POWER([.U166];2)-3)" office:value-type="float" office:value="-0.559589750267339" calcext:value-type="float">
            <text:p>-0.559589750267339</text:p>
          </table:table-cell>
        </table:table-row>
        <table:table-row table:style-name="ro1">
          <table:table-cell table:number-columns-repeated="20"/>
          <table:table-cell table:formula="of:=(1/4)*(POWER([.U167];4)-2*POWER([.U167];3)+POWER([.U167];2)-3)" office:value-type="float" office:value="-0.559585395266746" calcext:value-type="float">
            <text:p>-0.559585395266746</text:p>
          </table:table-cell>
        </table:table-row>
        <table:table-row table:style-name="ro1">
          <table:table-cell table:number-columns-repeated="20"/>
          <table:table-cell table:formula="of:=(1/4)*(POWER([.U168];4)-2*POWER([.U168];3)+POWER([.U168];2)-3)" office:value-type="float" office:value="-0.559589422463996" calcext:value-type="float">
            <text:p>-0.559589422463996</text:p>
          </table:table-cell>
        </table:table-row>
        <table:table-row table:style-name="ro1">
          <table:table-cell table:number-columns-repeated="20"/>
          <table:table-cell table:formula="of:=(1/4)*(POWER([.U169];4)-2*POWER([.U169];3)+POWER([.U169];2)-3)" office:value-type="float" office:value="-0.559585698398204" calcext:value-type="float">
            <text:p>-0.559585698398204</text:p>
          </table:table-cell>
        </table:table-row>
        <table:table-row table:style-name="ro1">
          <table:table-cell table:number-columns-repeated="20"/>
          <table:table-cell table:formula="of:=(1/4)*(POWER([.U170];4)-2*POWER([.U170];3)+POWER([.U170];2)-3)" office:value-type="float" office:value="-0.559589142151328" calcext:value-type="float">
            <text:p>-0.559589142151328</text:p>
          </table:table-cell>
        </table:table-row>
        <table:table-row table:style-name="ro1">
          <table:table-cell table:number-columns-repeated="20"/>
          <table:table-cell table:formula="of:=(1/4)*(POWER([.U171];4)-2*POWER([.U171];3)+POWER([.U171];2)-3)" office:value-type="float" office:value="-0.559585957613075" calcext:value-type="float">
            <text:p>-0.559585957613075</text:p>
          </table:table-cell>
        </table:table-row>
        <table:table-row table:style-name="ro1">
          <table:table-cell table:number-columns-repeated="20"/>
          <table:table-cell table:formula="of:=(1/4)*(POWER([.U172];4)-2*POWER([.U172];3)+POWER([.U172];2)-3)" office:value-type="float" office:value="-0.559588902449116" calcext:value-type="float">
            <text:p>-0.559588902449116</text:p>
          </table:table-cell>
        </table:table-row>
        <table:table-row table:style-name="ro1">
          <table:table-cell table:number-columns-repeated="20"/>
          <table:table-cell table:formula="of:=(1/4)*(POWER([.U173];4)-2*POWER([.U173];3)+POWER([.U173];2)-3)" office:value-type="float" office:value="-0.55958617927385" calcext:value-type="float">
            <text:p>-0.55958617927385</text:p>
          </table:table-cell>
        </table:table-row>
        <table:table-row table:style-name="ro1">
          <table:table-cell table:number-columns-repeated="20"/>
          <table:table-cell table:formula="of:=(1/4)*(POWER([.U174];4)-2*POWER([.U174];3)+POWER([.U174];2)-3)" office:value-type="float" office:value="-0.559588697473912" calcext:value-type="float">
            <text:p>-0.559588697473912</text:p>
          </table:table-cell>
        </table:table-row>
        <table:table-row table:style-name="ro1">
          <table:table-cell table:number-columns-repeated="20"/>
          <table:table-cell table:formula="of:=(1/4)*(POWER([.U175];4)-2*POWER([.U175];3)+POWER([.U175];2)-3)" office:value-type="float" office:value="-0.559586368821239" calcext:value-type="float">
            <text:p>-0.559586368821239</text:p>
          </table:table-cell>
        </table:table-row>
        <table:table-row table:style-name="ro1">
          <table:table-cell table:number-columns-repeated="20"/>
          <table:table-cell table:formula="of:=(1/4)*(POWER([.U176];4)-2*POWER([.U176];3)+POWER([.U176];2)-3)" office:value-type="float" office:value="-0.559588522194629" calcext:value-type="float">
            <text:p>-0.559588522194629</text:p>
          </table:table-cell>
        </table:table-row>
        <table:table-row table:style-name="ro1">
          <table:table-cell table:number-columns-repeated="20"/>
          <table:table-cell table:formula="of:=(1/4)*(POWER([.U177];4)-2*POWER([.U177];3)+POWER([.U177];2)-3)" office:value-type="float" office:value="-0.559586530907719" calcext:value-type="float">
            <text:p>-0.559586530907719</text:p>
          </table:table-cell>
        </table:table-row>
        <table:table-row table:style-name="ro1">
          <table:table-cell table:number-columns-repeated="20"/>
          <table:table-cell table:formula="of:=(1/4)*(POWER([.U178];4)-2*POWER([.U178];3)+POWER([.U178];2)-3)" office:value-type="float" office:value="-0.559588372309057" calcext:value-type="float">
            <text:p>-0.559588372309057</text:p>
          </table:table-cell>
        </table:table-row>
        <table:table-row table:style-name="ro1">
          <table:table-cell table:number-columns-repeated="20"/>
          <table:table-cell table:formula="of:=(1/4)*(POWER([.U179];4)-2*POWER([.U179];3)+POWER([.U179];2)-3)" office:value-type="float" office:value="-0.559586669511728" calcext:value-type="float">
            <text:p>-0.559586669511728</text:p>
          </table:table-cell>
        </table:table-row>
        <table:table-row table:style-name="ro1">
          <table:table-cell table:number-columns-repeated="20"/>
          <table:table-cell table:formula="of:=(1/4)*(POWER([.U180];4)-2*POWER([.U180];3)+POWER([.U180];2)-3)" office:value-type="float" office:value="-0.55958824413827" calcext:value-type="float">
            <text:p>-0.55958824413827</text:p>
          </table:table-cell>
        </table:table-row>
        <table:table-row table:style-name="ro1">
          <table:table-cell table:number-columns-repeated="20"/>
          <table:table-cell table:formula="of:=(1/4)*(POWER([.U181];4)-2*POWER([.U181];3)+POWER([.U181];2)-3)" office:value-type="float" office:value="-0.559586788035322" calcext:value-type="float">
            <text:p>-0.559586788035322</text:p>
          </table:table-cell>
        </table:table-row>
        <table:table-row table:style-name="ro1">
          <table:table-cell table:number-columns-repeated="20"/>
          <table:table-cell table:formula="of:=(1/4)*(POWER([.U182];4)-2*POWER([.U182];3)+POWER([.U182];2)-3)" office:value-type="float" office:value="-0.559588134536325" calcext:value-type="float">
            <text:p>-0.559588134536325</text:p>
          </table:table-cell>
        </table:table-row>
        <table:table-row table:style-name="ro1">
          <table:table-cell table:number-columns-repeated="20"/>
          <table:table-cell table:formula="of:=(1/4)*(POWER([.U183];4)-2*POWER([.U183];3)+POWER([.U183];2)-3)" office:value-type="float" office:value="-0.559586889387678" calcext:value-type="float">
            <text:p>-0.559586889387678</text:p>
          </table:table-cell>
        </table:table-row>
        <table:table-row table:style-name="ro1">
          <table:table-cell table:number-columns-repeated="20"/>
          <table:table-cell table:formula="of:=(1/4)*(POWER([.U184];4)-2*POWER([.U184];3)+POWER([.U184];2)-3)" office:value-type="float" office:value="-0.559588040813051" calcext:value-type="float">
            <text:p>-0.559588040813051</text:p>
          </table:table-cell>
        </table:table-row>
        <table:table-row table:style-name="ro1">
          <table:table-cell table:number-columns-repeated="20"/>
          <table:table-cell table:formula="of:=(1/4)*(POWER([.U185];4)-2*POWER([.U185];3)+POWER([.U185];2)-3)" office:value-type="float" office:value="-0.559586976056499" calcext:value-type="float">
            <text:p>-0.559586976056499</text:p>
          </table:table-cell>
        </table:table-row>
        <table:table-row table:style-name="ro1">
          <table:table-cell table:number-columns-repeated="20"/>
          <table:table-cell table:formula="of:=(1/4)*(POWER([.U186];4)-2*POWER([.U186];3)+POWER([.U186];2)-3)" office:value-type="float" office:value="-0.559587960668013" calcext:value-type="float">
            <text:p>-0.559587960668013</text:p>
          </table:table-cell>
        </table:table-row>
        <table:table-row table:style-name="ro1">
          <table:table-cell table:number-columns-repeated="20"/>
          <table:table-cell table:formula="of:=(1/4)*(POWER([.U187];4)-2*POWER([.U187];3)+POWER([.U187];2)-3)" office:value-type="float" office:value="-0.559587050169082" calcext:value-type="float">
            <text:p>-0.559587050169082</text:p>
          </table:table-cell>
        </table:table-row>
        <table:table-row table:style-name="ro1">
          <table:table-cell table:number-columns-repeated="20"/>
          <table:table-cell table:formula="of:=(1/4)*(POWER([.U188];4)-2*POWER([.U188];3)+POWER([.U188];2)-3)" office:value-type="float" office:value="-0.559587892134056" calcext:value-type="float">
            <text:p>-0.559587892134056</text:p>
          </table:table-cell>
        </table:table-row>
        <table:table-row table:style-name="ro1">
          <table:table-cell table:number-columns-repeated="20"/>
          <table:table-cell table:formula="of:=(1/4)*(POWER([.U189];4)-2*POWER([.U189];3)+POWER([.U189];2)-3)" office:value-type="float" office:value="-0.559587113544526" calcext:value-type="float">
            <text:p>-0.559587113544526</text:p>
          </table:table-cell>
        </table:table-row>
        <table:table-row table:style-name="ro1">
          <table:table-cell table:number-columns-repeated="20"/>
          <table:table-cell table:formula="of:=(1/4)*(POWER([.U190];4)-2*POWER([.U190];3)+POWER([.U190];2)-3)" office:value-type="float" office:value="-0.559587833529014" calcext:value-type="float">
            <text:p>-0.559587833529014</text:p>
          </table:table-cell>
        </table:table-row>
        <table:table-row table:style-name="ro1">
          <table:table-cell table:number-columns-repeated="20"/>
          <table:table-cell table:formula="of:=(1/4)*(POWER([.U191];4)-2*POWER([.U191];3)+POWER([.U191];2)-3)" office:value-type="float" office:value="-0.559587167738385" calcext:value-type="float">
            <text:p>-0.559587167738385</text:p>
          </table:table-cell>
        </table:table-row>
        <table:table-row table:style-name="ro1">
          <table:table-cell table:number-columns-repeated="20"/>
          <table:table-cell table:formula="of:=(1/4)*(POWER([.U192];4)-2*POWER([.U192];3)+POWER([.U192];2)-3)" office:value-type="float" office:value="-0.55958778341443" calcext:value-type="float">
            <text:p>-0.55958778341443</text:p>
          </table:table-cell>
        </table:table-row>
        <table:table-row table:style-name="ro1">
          <table:table-cell table:number-columns-repeated="20"/>
          <table:table-cell table:formula="of:=(1/4)*(POWER([.U193];4)-2*POWER([.U193];3)+POWER([.U193];2)-3)" office:value-type="float" office:value="-0.559587214080854" calcext:value-type="float">
            <text:p>-0.559587214080854</text:p>
          </table:table-cell>
        </table:table-row>
        <table:table-row table:style-name="ro1">
          <table:table-cell table:number-columns-repeated="20"/>
          <table:table-cell table:formula="of:=(1/4)*(POWER([.U194];4)-2*POWER([.U194];3)+POWER([.U194];2)-3)" office:value-type="float" office:value="-0.55958774056024" calcext:value-type="float">
            <text:p>-0.55958774056024</text:p>
          </table:table-cell>
        </table:table-row>
        <table:table-row table:style-name="ro1">
          <table:table-cell table:number-columns-repeated="20"/>
          <table:table-cell table:formula="of:=(1/4)*(POWER([.U195];4)-2*POWER([.U195];3)+POWER([.U195];2)-3)" office:value-type="float" office:value="-0.55958725370941" calcext:value-type="float">
            <text:p>-0.55958725370941</text:p>
          </table:table-cell>
        </table:table-row>
        <table:table-row table:style-name="ro1">
          <table:table-cell table:number-columns-repeated="20"/>
          <table:table-cell table:formula="of:=(1/4)*(POWER([.U196];4)-2*POWER([.U196];3)+POWER([.U196];2)-3)" office:value-type="float" office:value="-0.55958770391459" calcext:value-type="float">
            <text:p>-0.55958770391459</text:p>
          </table:table-cell>
        </table:table-row>
        <table:table-row table:style-name="ro1">
          <table:table-cell table:number-columns-repeated="20"/>
          <table:table-cell table:formula="of:=(1/4)*(POWER([.U197];4)-2*POWER([.U197];3)+POWER([.U197];2)-3)" office:value-type="float" office:value="-0.559587287596739" calcext:value-type="float">
            <text:p>-0.559587287596739</text:p>
          </table:table-cell>
        </table:table-row>
        <table:table-row table:style-name="ro1">
          <table:table-cell table:number-columns-repeated="20"/>
          <table:table-cell table:formula="of:=(1/4)*(POWER([.U198];4)-2*POWER([.U198];3)+POWER([.U198];2)-3)" office:value-type="float" office:value="-0.559587672578011" calcext:value-type="float">
            <text:p>-0.559587672578011</text:p>
          </table:table-cell>
        </table:table-row>
        <table:table-row table:style-name="ro1">
          <table:table-cell table:number-columns-repeated="20"/>
          <table:table-cell table:formula="of:=(1/4)*(POWER([.U199];4)-2*POWER([.U199];3)+POWER([.U199];2)-3)" office:value-type="float" office:value="-0.559587316574607" calcext:value-type="float">
            <text:p>-0.559587316574607</text:p>
          </table:table-cell>
        </table:table-row>
        <table:table-row table:style-name="ro1">
          <table:table-cell table:number-columns-repeated="20"/>
          <table:table-cell table:formula="of:=(1/4)*(POWER([.U200];4)-2*POWER([.U200];3)+POWER([.U200];2)-3)" office:value-type="float" office:value="-0.559587645781348" calcext:value-type="float">
            <text:p>-0.559587645781348</text:p>
          </table:table-cell>
        </table:table-row>
        <table:table-row table:style-name="ro1">
          <table:table-cell table:number-columns-repeated="20"/>
          <table:table-cell table:formula="of:=(1/4)*(POWER([.U201];4)-2*POWER([.U201];3)+POWER([.U201];2)-3)" office:value-type="float" office:value="-0.559587341354277" calcext:value-type="float">
            <text:p>-0.559587341354277</text:p>
          </table:table-cell>
        </table:table-row>
        <table:table-row table:style-name="ro1">
          <table:table-cell table:number-columns-repeated="20"/>
          <table:table-cell table:formula="of:=(1/4)*(POWER([.U202];4)-2*POWER([.U202];3)+POWER([.U202];2)-3)" office:value-type="float" office:value="-0.559587622866876" calcext:value-type="float">
            <text:p>-0.559587622866876</text:p>
          </table:table-cell>
        </table:table-row>
        <table:table-row table:style-name="ro1">
          <table:table-cell table:number-columns-repeated="20"/>
          <table:table-cell table:formula="of:=(1/4)*(POWER([.U203];4)-2*POWER([.U203];3)+POWER([.U203];2)-3)" office:value-type="float" office:value="-0.559587362543968" calcext:value-type="float">
            <text:p>-0.559587362543968</text:p>
          </table:table-cell>
        </table:table-row>
        <table:table-row table:style-name="ro1">
          <table:table-cell table:number-columns-repeated="20"/>
          <table:table-cell table:formula="of:=(1/4)*(POWER([.U204];4)-2*POWER([.U204];3)+POWER([.U204];2)-3)" office:value-type="float" office:value="-0.559587603272159" calcext:value-type="float">
            <text:p>-0.559587603272159</text:p>
          </table:table-cell>
        </table:table-row>
        <table:table-row table:style-name="ro1">
          <table:table-cell table:number-columns-repeated="20"/>
          <table:table-cell table:formula="of:=(1/4)*(POWER([.U205];4)-2*POWER([.U205];3)+POWER([.U205];2)-3)" office:value-type="float" office:value="-0.559587380663782" calcext:value-type="float">
            <text:p>-0.559587380663782</text:p>
          </table:table-cell>
        </table:table-row>
        <table:table-row table:style-name="ro1">
          <table:table-cell table:number-columns-repeated="20"/>
          <table:table-cell table:formula="of:=(1/4)*(POWER([.U206];4)-2*POWER([.U206];3)+POWER([.U206];2)-3)" office:value-type="float" office:value="-0.559587586516246" calcext:value-type="float">
            <text:p>-0.559587586516246</text:p>
          </table:table-cell>
        </table:table-row>
        <table:table-row table:style-name="ro1">
          <table:table-cell table:number-columns-repeated="20"/>
          <table:table-cell table:formula="of:=(1/4)*(POWER([.U207];4)-2*POWER([.U207];3)+POWER([.U207];2)-3)" office:value-type="float" office:value="-0.55958739615847" calcext:value-type="float">
            <text:p>-0.55958739615847</text:p>
          </table:table-cell>
        </table:table-row>
        <table:table-row table:style-name="ro1">
          <table:table-cell table:number-columns-repeated="20"/>
          <table:table-cell table:formula="of:=(1/4)*(POWER([.U208];4)-2*POWER([.U208];3)+POWER([.U208];2)-3)" office:value-type="float" office:value="-0.55958757218786" calcext:value-type="float">
            <text:p>-0.55958757218786</text:p>
          </table:table-cell>
        </table:table-row>
        <table:table-row table:style-name="ro1">
          <table:table-cell table:number-columns-repeated="20"/>
          <table:table-cell table:formula="of:=(1/4)*(POWER([.U209];4)-2*POWER([.U209];3)+POWER([.U209];2)-3)" office:value-type="float" office:value="-0.55958740940835" calcext:value-type="float">
            <text:p>-0.55958740940835</text:p>
          </table:table-cell>
        </table:table-row>
        <table:table-row table:style-name="ro1">
          <table:table-cell table:number-columns-repeated="20"/>
          <table:table-cell table:formula="of:=(1/4)*(POWER([.U210];4)-2*POWER([.U210];3)+POWER([.U210];2)-3)" office:value-type="float" office:value="-0.559587559935313" calcext:value-type="float">
            <text:p>-0.559587559935313</text:p>
          </table:table-cell>
        </table:table-row>
        <table:table-row table:style-name="ro1">
          <table:table-cell table:number-columns-repeated="20"/>
          <table:table-cell table:formula="of:=(1/4)*(POWER([.U211];4)-2*POWER([.U211];3)+POWER([.U211];2)-3)" office:value-type="float" office:value="-0.55958742073864" calcext:value-type="float">
            <text:p>-0.55958742073864</text:p>
          </table:table-cell>
        </table:table-row>
        <table:table-row table:style-name="ro1">
          <table:table-cell table:number-columns-repeated="20"/>
          <table:table-cell table:formula="of:=(1/4)*(POWER([.U212];4)-2*POWER([.U212];3)+POWER([.U212];2)-3)" office:value-type="float" office:value="-0.559587549457866" calcext:value-type="float">
            <text:p>-0.559587549457866</text:p>
          </table:table-cell>
        </table:table-row>
        <table:table-row table:style-name="ro1">
          <table:table-cell table:number-columns-repeated="20"/>
          <table:table-cell table:formula="of:=(1/4)*(POWER([.U213];4)-2*POWER([.U213];3)+POWER([.U213];2)-3)" office:value-type="float" office:value="-0.559587430427444" calcext:value-type="float">
            <text:p>-0.559587430427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09:53.812046556</meta:creation-date>
    <dc:date>2021-03-25T01:55:35.448034345</dc:date>
    <meta:editing-duration>PT20M16S</meta:editing-duration>
    <meta:editing-cycles>2</meta:editing-cycles>
    <meta:generator>LibreOffice/6.4.6.2$Linux_X86_64 LibreOffice_project/40$Build-2</meta:generator>
    <meta:document-statistic meta:table-count="1" meta:cell-count="629" meta:object-count="0"/>
  </office:meta>
</office:document-meta>
</file>